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952700" table:style-name="ce5">
            <text:p>4.952.700</text:p>
          </table:table-cell>
          <table:table-cell office:value-type="float" office:value="673500" table:style-name="ce5">
            <text:p>673.5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7381300" table:style-name="ce6">
            <text:p>7.381.300</text:p>
          </table:table-cell>
          <table:table-cell office:value-type="float" office:value="7013607" table:style-name="ce6">
            <text:p>7.013.607</text:p>
          </table:table-cell>
          <table:table-cell office:value-type="percentage" office:value="0.95018587511684938" table:style-name="ce7">
            <text:p>95,0%</text:p>
          </table:table-cell>
          <table:table-cell office:value-type="float" office:value="4432600" table:style-name="ce5">
            <text:p>4.432.600</text:p>
          </table:table-cell>
          <table:table-cell office:value-type="float" office:value="2711938" table:style-name="ce5">
            <text:p>2.711.938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89515" table:style-name="ce5">
            <text:p>889.515</text:p>
          </table:table-cell>
          <table:table-cell office:value-type="float" office:value="118900" table:style-name="ce5">
            <text:p>118.9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283915" table:style-name="ce6">
            <text:p>1.283.915</text:p>
          </table:table-cell>
          <table:table-cell office:value-type="float" office:value="1164838" table:style-name="ce6">
            <text:p>1.164.838</text:p>
          </table:table-cell>
          <table:table-cell office:value-type="percentage" office:value="0.90725476374993674" table:style-name="ce7">
            <text:p>90,7%</text:p>
          </table:table-cell>
          <table:table-cell office:value-type="float" office:value="718661" table:style-name="ce5">
            <text:p>718.661</text:p>
          </table:table-cell>
          <table:table-cell office:value-type="float" office:value="495297" table:style-name="ce5">
            <text:p>495.297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66085" table:style-name="ce5">
            <text:p>766.085</text:p>
          </table:table-cell>
          <table:table-cell office:value-type="float" office:value="100000" table:style-name="ce5">
            <text:p>100.0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077585" table:style-name="ce6">
            <text:p>1.077.585</text:p>
          </table:table-cell>
          <table:table-cell office:value-type="float" office:value="1039168" table:style-name="ce6">
            <text:p>1.039.168</text:p>
          </table:table-cell>
          <table:table-cell office:value-type="percentage" office:value="0.96434898407086211" table:style-name="ce7">
            <text:p>96,4%</text:p>
          </table:table-cell>
          <table:table-cell office:value-type="float" office:value="653810" table:style-name="ce5">
            <text:p>653.810</text:p>
          </table:table-cell>
          <table:table-cell office:value-type="float" office:value="423578" table:style-name="ce5">
            <text:p>423.578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27480" table:style-name="ce5">
            <text:p>627.480</text:p>
          </table:table-cell>
          <table:table-cell office:value-type="float" office:value="86600" table:style-name="ce5">
            <text:p>8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956780" table:style-name="ce6">
            <text:p>956.780</text:p>
          </table:table-cell>
          <table:table-cell office:value-type="float" office:value="851510" table:style-name="ce6">
            <text:p>851.510</text:p>
          </table:table-cell>
          <table:table-cell office:value-type="percentage" office:value="0.88997470682915614" table:style-name="ce7">
            <text:p>89,0%</text:p>
          </table:table-cell>
          <table:table-cell office:value-type="float" office:value="540798" table:style-name="ce5">
            <text:p>540.798</text:p>
          </table:table-cell>
          <table:table-cell office:value-type="float" office:value="350646" table:style-name="ce5">
            <text:p>350.646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194540" table:style-name="ce5">
            <text:p>1.194.540</text:p>
          </table:table-cell>
          <table:table-cell office:value-type="float" office:value="163500" table:style-name="ce5">
            <text:p>163.5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809340" table:style-name="ce6">
            <text:p>1.809.340</text:p>
          </table:table-cell>
          <table:table-cell office:value-type="float" office:value="1648558" table:style-name="ce6">
            <text:p>1.648.558</text:p>
          </table:table-cell>
          <table:table-cell office:value-type="percentage" office:value="0.91113776294118298" table:style-name="ce7">
            <text:p>91,1%</text:p>
          </table:table-cell>
          <table:table-cell office:value-type="float" office:value="1042352" table:style-name="ce5">
            <text:p>1.042.352</text:p>
          </table:table-cell>
          <table:table-cell office:value-type="float" office:value="682481" table:style-name="ce5">
            <text:p>682.481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92685" table:style-name="ce5">
            <text:p>392.685</text:p>
          </table:table-cell>
          <table:table-cell office:value-type="float" office:value="52100" table:style-name="ce5">
            <text:p>52.1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565535" table:style-name="ce6">
            <text:p>565.535</text:p>
          </table:table-cell>
          <table:table-cell office:value-type="float" office:value="503947" table:style-name="ce6">
            <text:p>503.947</text:p>
          </table:table-cell>
          <table:table-cell office:value-type="percentage" office:value="0.89109781003828237" table:style-name="ce7">
            <text:p>89,1%</text:p>
          </table:table-cell>
          <table:table-cell office:value-type="float" office:value="317624" table:style-name="ce5">
            <text:p>317.624</text:p>
          </table:table-cell>
          <table:table-cell office:value-type="float" office:value="200448" table:style-name="ce5">
            <text:p>200.448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793325" table:style-name="ce5">
            <text:p>1.793.325</text:p>
          </table:table-cell>
          <table:table-cell office:value-type="float" office:value="242600" table:style-name="ce5">
            <text:p>242.6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532475" table:style-name="ce6">
            <text:p>2.532.475</text:p>
          </table:table-cell>
          <table:table-cell office:value-type="float" office:value="2236562" table:style-name="ce6">
            <text:p>2.236.562</text:p>
          </table:table-cell>
          <table:table-cell office:value-type="percentage" office:value="0.88315264711398933" table:style-name="ce7">
            <text:p>88,3%</text:p>
          </table:table-cell>
          <table:table-cell office:value-type="float" office:value="1389293" table:style-name="ce5">
            <text:p>1.389.293</text:p>
          </table:table-cell>
          <table:table-cell office:value-type="float" office:value="921406" table:style-name="ce5">
            <text:p>921.406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291545" table:style-name="ce5">
            <text:p>1.291.545</text:p>
          </table:table-cell>
          <table:table-cell office:value-type="float" office:value="174300" table:style-name="ce5">
            <text:p>174.3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1889120" table:style-name="ce6">
            <text:p>1.889.120</text:p>
          </table:table-cell>
          <table:table-cell office:value-type="float" office:value="1714634" table:style-name="ce6">
            <text:p>1.714.634</text:p>
          </table:table-cell>
          <table:table-cell office:value-type="percentage" office:value="0.90763635978656731" table:style-name="ce7">
            <text:p>90,8%</text:p>
          </table:table-cell>
          <table:table-cell office:value-type="float" office:value="1095795" table:style-name="ce5">
            <text:p>1.095.795</text:p>
          </table:table-cell>
          <table:table-cell office:value-type="float" office:value="682595" table:style-name="ce5">
            <text:p>682.595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723910" table:style-name="ce5">
            <text:p>4.723.910</text:p>
          </table:table-cell>
          <table:table-cell office:value-type="float" office:value="644000" table:style-name="ce5">
            <text:p>644.0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6980860" table:style-name="ce6">
            <text:p>6.980.860</text:p>
          </table:table-cell>
          <table:table-cell office:value-type="float" office:value="6180799" table:style-name="ce6">
            <text:p>6.180.799</text:p>
          </table:table-cell>
          <table:table-cell office:value-type="percentage" office:value="0.88539220096091309" table:style-name="ce7">
            <text:p>88,5%</text:p>
          </table:table-cell>
          <table:table-cell office:value-type="float" office:value="3918047" table:style-name="ce5">
            <text:p>3.918.047</text:p>
          </table:table-cell>
          <table:table-cell office:value-type="float" office:value="2416784" table:style-name="ce5">
            <text:p>2.416.784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000070" table:style-name="ce5">
            <text:p>3.000.070</text:p>
          </table:table-cell>
          <table:table-cell office:value-type="float" office:value="407600" table:style-name="ce5">
            <text:p>407.6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456270" table:style-name="ce6">
            <text:p>4.456.270</text:p>
          </table:table-cell>
          <table:table-cell office:value-type="float" office:value="3813367" table:style-name="ce6">
            <text:p>3.813.367</text:p>
          </table:table-cell>
          <table:table-cell office:value-type="percentage" office:value="0.85573068956773268" table:style-name="ce7">
            <text:p>85,6%</text:p>
          </table:table-cell>
          <table:table-cell office:value-type="float" office:value="2401669" table:style-name="ce5">
            <text:p>2.401.669</text:p>
          </table:table-cell>
          <table:table-cell office:value-type="float" office:value="1554646" table:style-name="ce5">
            <text:p>1.554.646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15535" table:style-name="ce5">
            <text:p>715.535</text:p>
          </table:table-cell>
          <table:table-cell office:value-type="float" office:value="94300" table:style-name="ce5">
            <text:p>94.3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030435" table:style-name="ce6">
            <text:p>1.030.435</text:p>
          </table:table-cell>
          <table:table-cell office:value-type="float" office:value="968874" table:style-name="ce6">
            <text:p>968.874</text:p>
          </table:table-cell>
          <table:table-cell office:value-type="percentage" office:value="0.9402572699879177" table:style-name="ce7">
            <text:p>94,0%</text:p>
          </table:table-cell>
          <table:table-cell office:value-type="float" office:value="602282" table:style-name="ce5">
            <text:p>602.282</text:p>
          </table:table-cell>
          <table:table-cell office:value-type="float" office:value="411776" table:style-name="ce5">
            <text:p>411.776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930615" table:style-name="ce5">
            <text:p>1.930.615</text:p>
          </table:table-cell>
          <table:table-cell office:value-type="float" office:value="253000" table:style-name="ce5">
            <text:p>253.0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744115" table:style-name="ce6">
            <text:p>2.744.115</text:p>
          </table:table-cell>
          <table:table-cell office:value-type="float" office:value="2566210" table:style-name="ce6">
            <text:p>2.566.210</text:p>
          </table:table-cell>
          <table:table-cell office:value-type="percentage" office:value="0.93516853338872463" table:style-name="ce7">
            <text:p>93,5%</text:p>
          </table:table-cell>
          <table:table-cell office:value-type="float" office:value="1574553" table:style-name="ce5">
            <text:p>1.574.553</text:p>
          </table:table-cell>
          <table:table-cell office:value-type="float" office:value="1097644" table:style-name="ce5">
            <text:p>1.097.644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10665" table:style-name="ce5">
            <text:p>210.665</text:p>
          </table:table-cell>
          <table:table-cell office:value-type="float" office:value="27900" table:style-name="ce5">
            <text:p>27.9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04765" table:style-name="ce6">
            <text:p>304.765</text:p>
          </table:table-cell>
          <table:table-cell office:value-type="float" office:value="268316" table:style-name="ce6">
            <text:p>268.316</text:p>
          </table:table-cell>
          <table:table-cell office:value-type="percentage" office:value="0.88040293340770759" table:style-name="ce7">
            <text:p>88,0%</text:p>
          </table:table-cell>
          <table:table-cell office:value-type="float" office:value="162374" table:style-name="ce5">
            <text:p>162.374</text:p>
          </table:table-cell>
          <table:table-cell office:value-type="float" office:value="119356" table:style-name="ce5">
            <text:p>119.356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984945" table:style-name="ce5">
            <text:p>3.984.945</text:p>
          </table:table-cell>
          <table:table-cell office:value-type="float" office:value="545400" table:style-name="ce5">
            <text:p>545.4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5936245" table:style-name="ce6">
            <text:p>5.936.245</text:p>
          </table:table-cell>
          <table:table-cell office:value-type="float" office:value="4969015" table:style-name="ce6">
            <text:p>4.969.015</text:p>
          </table:table-cell>
          <table:table-cell office:value-type="percentage" office:value="0.83706366566743795" table:style-name="ce7">
            <text:p>83,7%</text:p>
          </table:table-cell>
          <table:table-cell office:value-type="float" office:value="3039166" table:style-name="ce5">
            <text:p>3.039.166</text:p>
          </table:table-cell>
          <table:table-cell office:value-type="float" office:value="2206689" table:style-name="ce5">
            <text:p>2.206.689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866525" table:style-name="ce5">
            <text:p>866.525</text:p>
          </table:table-cell>
          <table:table-cell office:value-type="float" office:value="117800" table:style-name="ce5">
            <text:p>117.8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297625" table:style-name="ce6">
            <text:p>1.297.625</text:p>
          </table:table-cell>
          <table:table-cell office:value-type="float" office:value="1127690" table:style-name="ce6">
            <text:p>1.127.690</text:p>
          </table:table-cell>
          <table:table-cell office:value-type="percentage" office:value="0.86904151815817354" table:style-name="ce7">
            <text:p>86,9%</text:p>
          </table:table-cell>
          <table:table-cell office:value-type="float" office:value="714092" table:style-name="ce5">
            <text:p>714.092</text:p>
          </table:table-cell>
          <table:table-cell office:value-type="float" office:value="457479" table:style-name="ce5">
            <text:p>457.479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14915" table:style-name="ce5">
            <text:p>414.915</text:p>
          </table:table-cell>
          <table:table-cell office:value-type="float" office:value="56000" table:style-name="ce5">
            <text:p>56.0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07965" table:style-name="ce6">
            <text:p>607.965</text:p>
          </table:table-cell>
          <table:table-cell office:value-type="float" office:value="561559" table:style-name="ce6">
            <text:p>561.559</text:p>
          </table:table-cell>
          <table:table-cell office:value-type="percentage" office:value="0.92366994810556524" table:style-name="ce7">
            <text:p>92,4%</text:p>
          </table:table-cell>
          <table:table-cell office:value-type="float" office:value="356314" table:style-name="ce5">
            <text:p>356.314</text:p>
          </table:table-cell>
          <table:table-cell office:value-type="float" office:value="236887" table:style-name="ce5">
            <text:p>236.887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458810" table:style-name="ce5">
            <text:p>1.458.810</text:p>
          </table:table-cell>
          <table:table-cell office:value-type="float" office:value="193800" table:style-name="ce5">
            <text:p>193.8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111960" table:style-name="ce6">
            <text:p>2.111.960</text:p>
          </table:table-cell>
          <table:table-cell office:value-type="float" office:value="1925238" table:style-name="ce6">
            <text:p>1.925.238</text:p>
          </table:table-cell>
          <table:table-cell office:value-type="percentage" office:value="0.9115882876569632" table:style-name="ce7">
            <text:p>91,2%</text:p>
          </table:table-cell>
          <table:table-cell office:value-type="float" office:value="1207040" table:style-name="ce5">
            <text:p>1.207.040</text:p>
          </table:table-cell>
          <table:table-cell office:value-type="float" office:value="820905" table:style-name="ce5">
            <text:p>820.905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4100" table:style-name="ce5">
            <text:p>44.100</text:p>
          </table:table-cell>
          <table:table-cell office:value-type="float" office:value="6300" table:style-name="ce5">
            <text:p>6.3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68450" table:style-name="ce6">
            <text:p>68.450</text:p>
          </table:table-cell>
          <table:table-cell office:value-type="float" office:value="65713" table:style-name="ce6">
            <text:p>65.713</text:p>
          </table:table-cell>
          <table:table-cell office:value-type="percentage" office:value="0.96001460920379844" table:style-name="ce7">
            <text:p>96,0%</text:p>
          </table:table-cell>
          <table:table-cell office:value-type="float" office:value="41418" table:style-name="ce5">
            <text:p>41.418</text:p>
          </table:table-cell>
          <table:table-cell office:value-type="float" office:value="28100" table:style-name="ce5">
            <text:p>28.100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4100" table:style-name="ce5">
            <text:p>44.100</text:p>
          </table:table-cell>
          <table:table-cell office:value-type="float" office:value="6200" table:style-name="ce5">
            <text:p>6.2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68350" table:style-name="ce6">
            <text:p>68.350</text:p>
          </table:table-cell>
          <table:table-cell office:value-type="float" office:value="59394" table:style-name="ce6">
            <text:p>59.394</text:p>
          </table:table-cell>
          <table:table-cell office:value-type="percentage" office:value="0.86896854425749814" table:style-name="ce7">
            <text:p>86,9%</text:p>
          </table:table-cell>
          <table:table-cell office:value-type="float" office:value="36236" table:style-name="ce5">
            <text:p>36.236</text:p>
          </table:table-cell>
          <table:table-cell office:value-type="float" office:value="27776" table:style-name="ce5">
            <text:p>27.776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28836" table:style-name="ce6">
            <text:p>128.836</text:p>
          </table:table-cell>
          <table:table-cell office:value-type="percentage" office:value="0.75434446578294068" table:style-name="ce7">
            <text:p>75,4%</text:p>
          </table:table-cell>
          <table:table-cell office:value-type="float" office:value="81123" table:style-name="ce5">
            <text:p>81.123</text:p>
          </table:table-cell>
          <table:table-cell office:value-type="float" office:value="48369" table:style-name="ce5">
            <text:p>48.369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0" table:style-name="ce5">
            <text:p>0</text:p>
          </table:table-cell>
          <table:table-cell office:value-type="float" office:value="1500" table:style-name="ce5">
            <text:p>1.500</text:p>
          </table:table-cell>
          <table:table-cell office:value-type="float" office:value="3860" table:style-name="ce6">
            <text:p>3.860</text:p>
          </table:table-cell>
          <table:table-cell office:value-type="float" office:value="655" table:style-name="ce6">
            <text:p>655</text:p>
          </table:table-cell>
          <table:table-cell office:value-type="percentage" office:value="0.16968911917098445" table:style-name="ce7">
            <text:p>17,0%</text:p>
          </table:table-cell>
          <table:table-cell office:value-type="float" office:value="655" table:style-name="ce5">
            <text:p>655</text:p>
          </table:table-cell>
          <table:table-cell office:value-type="float" office:value="0" table:style-name="ce5">
            <text:p>0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9348457" table:style-name="ce11">
            <text:p>29.348.457</text:p>
          </table:table-cell>
          <table:table-cell office:value-type="float" office:value="3982460" table:style-name="ce12">
            <text:p>3.982.46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0525" table:style-name="ce14">
            <text:p>1.680.525</text:p>
          </table:table-cell>
          <table:table-cell office:value-type="float" office:value="43277742" table:style-name="ce15">
            <text:p>43.277.742</text:p>
          </table:table-cell>
          <table:table-cell office:value-type="float" office:value="38808490" table:style-name="ce15">
            <text:p>38.808.490</text:p>
          </table:table-cell>
          <table:table-cell office:value-type="percentage" office:value="0.89673093388282599" table:style-name="ce16">
            <text:p>89,7%</text:p>
          </table:table-cell>
          <table:table-cell office:value-type="float" office:value="24325902" table:style-name="ce15">
            <text:p>24.325.902</text:p>
          </table:table-cell>
          <table:table-cell office:value-type="float" office:value="15894800" table:style-name="ce15">
            <text:p>15.894.800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046196" table:style-name="ce23">
            <text:p>4.046.196</text:p>
          </table:table-cell>
          <table:table-cell office:value-type="percentage" office:value="0.87387463853989233" table:style-name="ce24">
            <text:p>87,4%</text:p>
          </table:table-cell>
          <table:table-cell office:value-type="float" office:value="2262609" table:style-name="ce23">
            <text:p>2.262.609</text:p>
          </table:table-cell>
          <table:table-cell office:value-type="percentage" office:value="0.48866555699034531" table:style-name="ce24">
            <text:p>48,9%</text:p>
          </table:table-cell>
          <table:table-cell office:value-type="date" office:date-value="2021-06-24T00:00:00" table:style-name="ce25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72931" table:style-name="ce5">
            <text:p>672.931</text:p>
          </table:table-cell>
          <table:table-cell office:value-type="percentage" office:value="0.85469137778184212" table:style-name="ce26">
            <text:p>85,5%</text:p>
          </table:table-cell>
          <table:table-cell office:value-type="float" office:value="406616" table:style-name="ce5">
            <text:p>406.616</text:p>
          </table:table-cell>
          <table:table-cell office:value-type="percentage" office:value="0.51644401768998827" table:style-name="ce26">
            <text:p>51,6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12619" table:style-name="ce5">
            <text:p>612.619</text:p>
          </table:table-cell>
          <table:table-cell office:value-type="percentage" office:value="0.90575207173641448" table:style-name="ce26">
            <text:p>90,6%</text:p>
          </table:table-cell>
          <table:table-cell office:value-type="float" office:value="359470" table:style-name="ce5">
            <text:p>359.470</text:p>
          </table:table-cell>
          <table:table-cell office:value-type="percentage" office:value="0.53147339084665823" table:style-name="ce26">
            <text:p>53,1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84027" table:style-name="ce5">
            <text:p>484.027</text:p>
          </table:table-cell>
          <table:table-cell office:value-type="percentage" office:value="0.7816241372739634" table:style-name="ce26">
            <text:p>78,2%</text:p>
          </table:table-cell>
          <table:table-cell office:value-type="float" office:value="266445" table:style-name="ce5">
            <text:p>266.445</text:p>
          </table:table-cell>
          <table:table-cell office:value-type="percentage" office:value="0.4302649299645705" table:style-name="ce26">
            <text:p>43,0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42551" table:style-name="ce5">
            <text:p>942.551</text:p>
          </table:table-cell>
          <table:table-cell office:value-type="percentage" office:value="0.77366401405242569" table:style-name="ce26">
            <text:p>77,4%</text:p>
          </table:table-cell>
          <table:table-cell office:value-type="float" office:value="535159" table:style-name="ce5">
            <text:p>535.159</text:p>
          </table:table-cell>
          <table:table-cell office:value-type="percentage" office:value="0.43926881420345648" table:style-name="ce26">
            <text:p>43,9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02317" table:style-name="ce5">
            <text:p>302.317</text:p>
          </table:table-cell>
          <table:table-cell office:value-type="percentage" office:value="0.84167255962092069" table:style-name="ce26">
            <text:p>84,2%</text:p>
          </table:table-cell>
          <table:table-cell office:value-type="float" office:value="176420" table:style-name="ce5">
            <text:p>176.420</text:p>
          </table:table-cell>
          <table:table-cell office:value-type="percentage" office:value="0.49116613676479598" table:style-name="ce26">
            <text:p>49,1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22295" table:style-name="ce5">
            <text:p>1.322.295</text:p>
          </table:table-cell>
          <table:table-cell office:value-type="percentage" office:value="0.86304811235658774" table:style-name="ce26">
            <text:p>86,3%</text:p>
          </table:table-cell>
          <table:table-cell office:value-type="float" office:value="805746" table:style-name="ce5">
            <text:p>805.746</text:p>
          </table:table-cell>
          <table:table-cell office:value-type="percentage" office:value="0.52590198430673274" table:style-name="ce26">
            <text:p>52,6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13743" table:style-name="ce5">
            <text:p>1.013.743</text:p>
          </table:table-cell>
          <table:table-cell office:value-type="percentage" office:value="0.88088601017359769" table:style-name="ce26">
            <text:p>88,1%</text:p>
          </table:table-cell>
          <table:table-cell office:value-type="float" office:value="567824" table:style-name="ce5">
            <text:p>567.824</text:p>
          </table:table-cell>
          <table:table-cell office:value-type="percentage" office:value="0.49340732102792612" table:style-name="ce26">
            <text:p>49,3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580787" table:style-name="ce5">
            <text:p>3.580.787</text:p>
          </table:table-cell>
          <table:table-cell office:value-type="percentage" office:value="0.82723772335996315" table:style-name="ce26">
            <text:p>82,7%</text:p>
          </table:table-cell>
          <table:table-cell office:value-type="float" office:value="1988051" table:style-name="ce5">
            <text:p>1.988.051</text:p>
          </table:table-cell>
          <table:table-cell office:value-type="percentage" office:value="0.45928193527386524" table:style-name="ce26">
            <text:p>45,9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265209" table:style-name="ce5">
            <text:p>2.265.209</text:p>
          </table:table-cell>
          <table:table-cell office:value-type="percentage" office:value="0.78136440197679025" table:style-name="ce26">
            <text:p>78,1%</text:p>
          </table:table-cell>
          <table:table-cell office:value-type="float" office:value="1368578" table:style-name="ce5">
            <text:p>1.368.578</text:p>
          </table:table-cell>
          <table:table-cell office:value-type="percentage" office:value="0.47207923442322175" table:style-name="ce26">
            <text:p>47,2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70378" table:style-name="ce5">
            <text:p>570.378</text:p>
          </table:table-cell>
          <table:table-cell office:value-type="percentage" office:value="0.91717158073479466" table:style-name="ce26">
            <text:p>91,7%</text:p>
          </table:table-cell>
          <table:table-cell office:value-type="float" office:value="352588" table:style-name="ce5">
            <text:p>352.588</text:p>
          </table:table-cell>
          <table:table-cell office:value-type="percentage" office:value="0.56696382628383246" table:style-name="ce26">
            <text:p>56,7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514648" table:style-name="ce5">
            <text:p>1.514.648</text:p>
          </table:table-cell>
          <table:table-cell office:value-type="percentage" office:value="0.88055759516446996" table:style-name="ce26">
            <text:p>88,1%</text:p>
          </table:table-cell>
          <table:table-cell office:value-type="float" office:value="982947" table:style-name="ce5">
            <text:p>982.947</text:p>
          </table:table-cell>
          <table:table-cell office:value-type="percentage" office:value="0.57144725803891749" table:style-name="ce26">
            <text:p>57,1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3299" table:style-name="ce5">
            <text:p>153.299</text:p>
          </table:table-cell>
          <table:table-cell office:value-type="percentage" office:value="0.81256327486867985" table:style-name="ce26">
            <text:p>81,3%</text:p>
          </table:table-cell>
          <table:table-cell office:value-type="float" office:value="102433" table:style-name="ce5">
            <text:p>102.433</text:p>
          </table:table-cell>
          <table:table-cell office:value-type="percentage" office:value="0.54294740301387145" table:style-name="ce26">
            <text:p>54,3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823689" table:style-name="ce5">
            <text:p>2.823.689</text:p>
          </table:table-cell>
          <table:table-cell office:value-type="percentage" office:value="0.7565587254975511" table:style-name="ce26">
            <text:p>75,7%</text:p>
          </table:table-cell>
          <table:table-cell office:value-type="float" office:value="1827911" table:style-name="ce5">
            <text:p>1.827.911</text:p>
          </table:table-cell>
          <table:table-cell office:value-type="percentage" office:value="0.48975719935267448" table:style-name="ce26">
            <text:p>49,0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69287" table:style-name="ce5">
            <text:p>669.287</text:p>
          </table:table-cell>
          <table:table-cell office:value-type="percentage" office:value="0.85043685323357798" table:style-name="ce26">
            <text:p>85,0%</text:p>
          </table:table-cell>
          <table:table-cell office:value-type="float" office:value="364257" table:style-name="ce5">
            <text:p>364.257</text:p>
          </table:table-cell>
          <table:table-cell office:value-type="percentage" office:value="0.4628471445707199" table:style-name="ce26">
            <text:p>46,3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35440" table:style-name="ce5">
            <text:p>335.440</text:p>
          </table:table-cell>
          <table:table-cell office:value-type="percentage" office:value="0.89332033725878701" table:style-name="ce26">
            <text:p>89,3%</text:p>
          </table:table-cell>
          <table:table-cell office:value-type="float" office:value="194903" table:style-name="ce5">
            <text:p>194.903</text:p>
          </table:table-cell>
          <table:table-cell office:value-type="percentage" office:value="0.5190520322345259" table:style-name="ce26">
            <text:p>51,9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38339" table:style-name="ce5">
            <text:p>1.138.339</text:p>
          </table:table-cell>
          <table:table-cell office:value-type="percentage" office:value="0.84118277345077808" table:style-name="ce26">
            <text:p>84,1%</text:p>
          </table:table-cell>
          <table:table-cell office:value-type="float" office:value="702368" table:style-name="ce5">
            <text:p>702.368</text:p>
          </table:table-cell>
          <table:table-cell office:value-type="percentage" office:value="0.51901925720112918" table:style-name="ce26">
            <text:p>51,9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283" table:style-name="ce5">
            <text:p>32.283</text:p>
          </table:table-cell>
          <table:table-cell office:value-type="percentage" office:value="0.82823644106932115" table:style-name="ce26">
            <text:p>82,8%</text:p>
          </table:table-cell>
          <table:table-cell office:value-type="float" office:value="18254" table:style-name="ce5">
            <text:p>18.254</text:p>
          </table:table-cell>
          <table:table-cell office:value-type="percentage" office:value="0.46831546000307867" table:style-name="ce26">
            <text:p>46,8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228" table:style-name="ce5">
            <text:p>29.228</text:p>
          </table:table-cell>
          <table:table-cell office:value-type="percentage" office:value="0.78517125587642711" table:style-name="ce26">
            <text:p>78,5%</text:p>
          </table:table-cell>
          <table:table-cell office:value-type="float" office:value="17089" table:style-name="ce5">
            <text:p>17.089</text:p>
          </table:table-cell>
          <table:table-cell office:value-type="percentage" office:value="0.4590732034922767" table:style-name="ce26">
            <text:p>45,9%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124" table:style-name="ce5">
            <text:p>32.124</text:p>
          </table:table-cell>
          <table:table-cell office:value-type="string" table:style-name="ce26">
            <text:p>-</text:p>
          </table:table-cell>
          <table:table-cell office:value-type="float" office:value="8022" table:style-name="ce5">
            <text:p>8.022</text:p>
          </table:table-cell>
          <table:table-cell office:value-type="string" table:style-name="ce26">
            <text:p>-</text:p>
          </table:table-cell>
          <table:table-cell office:value-type="date" office:date-value="2021-06-24T00:00:00" table:style-name="ce8">
            <text:p>24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78" table:style-name="ce5">
            <text:p>278</text:p>
          </table:table-cell>
          <table:table-cell office:value-type="string" table:style-name="ce26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26">
            <text:p>-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2541668" table:style-name="ce15">
            <text:p>22.541.668</text:p>
          </table:table-cell>
          <table:table-cell office:value-type="percentage" office:value="0.83314556297068409" table:style-name="ce16">
            <text:p>83,3%</text:p>
          </table:table-cell>
          <table:table-cell office:value-type="float" office:value="13307690" table:style-name="ce15">
            <text:p>13.307.690</text:p>
          </table:table-cell>
          <table:table-cell office:value-type="percentage" office:value="0.49185547746020142" table:style-name="ce16">
            <text:p>49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520" table:style-name="ce35">
            <text:p>431.520</text:p>
          </table:table-cell>
          <table:table-cell office:value-type="percentage" office:value="1" table:style-name="ce36">
            <text:p>100,0%</text:p>
          </table:table-cell>
          <table:table-cell office:value-type="float" office:value="647135" table:style-name="ce35">
            <text:p>647.135</text:p>
          </table:table-cell>
          <table:table-cell office:value-type="percentage" office:value="0.99500907929352178" table:style-name="ce36">
            <text:p>99,5%</text:p>
          </table:table-cell>
          <table:table-cell office:value-type="float" office:value="875588" table:style-name="ce35">
            <text:p>875.588</text:p>
          </table:table-cell>
          <table:table-cell office:value-type="percentage" office:value="0.95572872039094159" table:style-name="ce36">
            <text:p>95,6%</text:p>
          </table:table-cell>
          <table:table-cell office:value-type="float" office:value="1125870" table:style-name="ce35">
            <text:p>1.125.870</text:p>
          </table:table-cell>
          <table:table-cell office:value-type="percentage" office:value="0.89000103555593146" table:style-name="ce36">
            <text:p>89,0%</text:p>
          </table:table-cell>
          <table:table-cell office:value-type="float" office:value="966083" table:style-name="ce35">
            <text:p>966.083</text:p>
          </table:table-cell>
          <table:table-cell office:value-type="percentage" office:value="0.69747544245455606" table:style-name="ce36">
            <text:p>69,7%</text:p>
          </table:table-cell>
          <table:table-cell office:value-type="float" office:value="276218" table:style-name="ce35">
            <text:p>276.218</text:p>
          </table:table-cell>
          <table:table-cell office:value-type="percentage" office:value="0.24225037865599267" table:style-name="ce36">
            <text:p>24,2%</text:p>
          </table:table-cell>
          <table:table-cell office:value-type="float" office:value="104960" table:style-name="ce35">
            <text:p>104.960</text:p>
          </table:table-cell>
          <table:table-cell office:value-type="percentage" office:value="0.11302160504462286" table:style-name="ce36">
            <text:p>11,3%</text:p>
          </table:table-cell>
          <table:table-cell office:value-type="float" office:value="5226" table:style-name="ce35">
            <text:p>5.226</text:p>
          </table:table-cell>
          <table:table-cell office:value-type="percentage" office:value="6.941096310699728E-3" table:style-name="ce36">
            <text:p>0,7%</text:p>
          </table:table-cell>
          <table:table-cell office:value-type="float" office:value="4432600" table:style-name="ce35">
            <text:p>4.432.60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9482217801321124" table:style-name="ce36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680" table:style-name="ce38">
            <text:p>100.680</text:p>
          </table:table-cell>
          <table:table-cell office:value-type="percentage" office:value="1" table:style-name="ce39">
            <text:p>100,0%</text:p>
          </table:table-cell>
          <table:table-cell office:value-type="float" office:value="117945" table:style-name="ce38">
            <text:p>117.945</text:p>
          </table:table-cell>
          <table:table-cell office:value-type="percentage" office:value="0.99150939430877227" table:style-name="ce39">
            <text:p>99,2%</text:p>
          </table:table-cell>
          <table:table-cell office:value-type="float" office:value="147844" table:style-name="ce38">
            <text:p>147.844</text:p>
          </table:table-cell>
          <table:table-cell office:value-type="percentage" office:value="0.94549361438155111" table:style-name="ce39">
            <text:p>94,5%</text:p>
          </table:table-cell>
          <table:table-cell office:value-type="float" office:value="171382" table:style-name="ce38">
            <text:p>171.382</text:p>
          </table:table-cell>
          <table:table-cell office:value-type="percentage" office:value="0.86440438602685277" table:style-name="ce39">
            <text:p>86,4%</text:p>
          </table:table-cell>
          <table:table-cell office:value-type="float" office:value="135080" table:style-name="ce38">
            <text:p>135.080</text:p>
          </table:table-cell>
          <table:table-cell office:value-type="percentage" office:value="0.62844568094797226" table:style-name="ce39">
            <text:p>62,8%</text:p>
          </table:table-cell>
          <table:table-cell office:value-type="float" office:value="27118" table:style-name="ce38">
            <text:p>27.118</text:p>
          </table:table-cell>
          <table:table-cell office:value-type="percentage" office:value="0.16506579988556541" table:style-name="ce39">
            <text:p>16,5%</text:p>
          </table:table-cell>
          <table:table-cell office:value-type="float" office:value="17230" table:style-name="ce38">
            <text:p>17.230</text:p>
          </table:table-cell>
          <table:table-cell office:value-type="percentage" office:value="0.13213088856680547" table:style-name="ce39">
            <text:p>13,2%</text:p>
          </table:table-cell>
          <table:table-cell office:value-type="float" office:value="1382" table:style-name="ce38">
            <text:p>1.382</text:p>
          </table:table-cell>
          <table:table-cell office:value-type="percentage" office:value="1.3403291662221532E-2" table:style-name="ce39">
            <text:p>1,3%</text:p>
          </table:table-cell>
          <table:table-cell office:value-type="float" office:value="718661" table:style-name="ce38">
            <text:p>718.66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0639640749484869" table:style-name="ce39">
            <text:p>6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21" table:style-name="ce38">
            <text:p>88.421</text:p>
          </table:table-cell>
          <table:table-cell office:value-type="percentage" office:value="1" table:style-name="ce39">
            <text:p>100,0%</text:p>
          </table:table-cell>
          <table:table-cell office:value-type="float" office:value="113368" table:style-name="ce38">
            <text:p>113.368</text:p>
          </table:table-cell>
          <table:table-cell office:value-type="percentage" office:value="1" table:style-name="ce39">
            <text:p>100,0%</text:p>
          </table:table-cell>
          <table:table-cell office:value-type="float" office:value="141739" table:style-name="ce38">
            <text:p>141.739</text:p>
          </table:table-cell>
          <table:table-cell office:value-type="percentage" office:value="0.94712399433352046" table:style-name="ce39">
            <text:p>94,7%</text:p>
          </table:table-cell>
          <table:table-cell office:value-type="float" office:value="143540" table:style-name="ce38">
            <text:p>143.540</text:p>
          </table:table-cell>
          <table:table-cell office:value-type="percentage" office:value="0.88253558363306583" table:style-name="ce39">
            <text:p>88,3%</text:p>
          </table:table-cell>
          <table:table-cell office:value-type="float" office:value="125551" table:style-name="ce38">
            <text:p>125.551</text:p>
          </table:table-cell>
          <table:table-cell office:value-type="percentage" office:value="0.75183390920577509" table:style-name="ce39">
            <text:p>75,2%</text:p>
          </table:table-cell>
          <table:table-cell office:value-type="float" office:value="30481" table:style-name="ce38">
            <text:p>30.481</text:p>
          </table:table-cell>
          <table:table-cell office:value-type="percentage" office:value="0.2663235795231147" table:style-name="ce39">
            <text:p>26,6%</text:p>
          </table:table-cell>
          <table:table-cell office:value-type="float" office:value="10151" table:style-name="ce38">
            <text:p>10.151</text:p>
          </table:table-cell>
          <table:table-cell office:value-type="percentage" office:value="0.12831338246261581" table:style-name="ce39">
            <text:p>12,8%</text:p>
          </table:table-cell>
          <table:table-cell office:value-type="float" office:value="559" table:style-name="ce38">
            <text:p>559</text:p>
          </table:table-cell>
          <table:table-cell office:value-type="percentage" office:value="8.7343750000000008E-3" table:style-name="ce39">
            <text:p>0,9%</text:p>
          </table:table-cell>
          <table:table-cell office:value-type="float" office:value="653810" table:style-name="ce38">
            <text:p>653.81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0006542267222172" table:style-name="ce39">
            <text:p>7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86" table:style-name="ce38">
            <text:p>50.686</text:p>
          </table:table-cell>
          <table:table-cell office:value-type="percentage" office:value="1" table:style-name="ce39">
            <text:p>100,0%</text:p>
          </table:table-cell>
          <table:table-cell office:value-type="float" office:value="77291" table:style-name="ce38">
            <text:p>77.291</text:p>
          </table:table-cell>
          <table:table-cell office:value-type="percentage" office:value="0.9599458492721944" table:style-name="ce39">
            <text:p>96,0%</text:p>
          </table:table-cell>
          <table:table-cell office:value-type="float" office:value="99543" table:style-name="ce38">
            <text:p>99.543</text:p>
          </table:table-cell>
          <table:table-cell office:value-type="percentage" office:value="0.84911840724722987" table:style-name="ce39">
            <text:p>84,9%</text:p>
          </table:table-cell>
          <table:table-cell office:value-type="float" office:value="131181" table:style-name="ce38">
            <text:p>131.181</text:p>
          </table:table-cell>
          <table:table-cell office:value-type="percentage" office:value="0.79121455756135517" table:style-name="ce39">
            <text:p>79,1%</text:p>
          </table:table-cell>
          <table:table-cell office:value-type="float" office:value="125326" table:style-name="ce38">
            <text:p>125.326</text:p>
          </table:table-cell>
          <table:table-cell office:value-type="percentage" office:value="0.60787109791824301" table:style-name="ce39">
            <text:p>60,8%</text:p>
          </table:table-cell>
          <table:table-cell office:value-type="float" office:value="44114" table:style-name="ce38">
            <text:p>44.114</text:p>
          </table:table-cell>
          <table:table-cell office:value-type="percentage" office:value="0.24213582747396906" table:style-name="ce39">
            <text:p>24,2%</text:p>
          </table:table-cell>
          <table:table-cell office:value-type="float" office:value="12089" table:style-name="ce38">
            <text:p>12.089</text:p>
          </table:table-cell>
          <table:table-cell office:value-type="percentage" office:value="8.7638282756520858E-2" table:style-name="ce39">
            <text:p>8,8%</text:p>
          </table:table-cell>
          <table:table-cell office:value-type="float" office:value="568" table:style-name="ce38">
            <text:p>568</text:p>
          </table:table-cell>
          <table:table-cell office:value-type="percentage" office:value="5.9488898198575618E-3" table:style-name="ce39">
            <text:p>0,6%</text:p>
          </table:table-cell>
          <table:table-cell office:value-type="float" office:value="540798" table:style-name="ce38">
            <text:p>540.79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2257729737251257" table:style-name="ce39">
            <text:p>5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78" table:style-name="ce38">
            <text:p>91.378</text:p>
          </table:table-cell>
          <table:table-cell office:value-type="percentage" office:value="1" table:style-name="ce39">
            <text:p>100,0%</text:p>
          </table:table-cell>
          <table:table-cell office:value-type="float" office:value="147623" table:style-name="ce38">
            <text:p>147.623</text:p>
          </table:table-cell>
          <table:table-cell office:value-type="percentage" office:value="0.95529699542486624" table:style-name="ce39">
            <text:p>95,5%</text:p>
          </table:table-cell>
          <table:table-cell office:value-type="float" office:value="208234" table:style-name="ce38">
            <text:p>208.234</text:p>
          </table:table-cell>
          <table:table-cell office:value-type="percentage" office:value="0.8857553638575536" table:style-name="ce39">
            <text:p>88,6%</text:p>
          </table:table-cell>
          <table:table-cell office:value-type="float" office:value="279208" table:style-name="ce38">
            <text:p>279.208</text:p>
          </table:table-cell>
          <table:table-cell office:value-type="percentage" office:value="0.79657187200438218" table:style-name="ce39">
            <text:p>79,7%</text:p>
          </table:table-cell>
          <table:table-cell office:value-type="float" office:value="216108" table:style-name="ce38">
            <text:p>216.108</text:p>
          </table:table-cell>
          <table:table-cell office:value-type="percentage" office:value="0.55708850187150061" table:style-name="ce39">
            <text:p>55,7%</text:p>
          </table:table-cell>
          <table:table-cell office:value-type="float" office:value="71805" table:style-name="ce38">
            <text:p>71.805</text:p>
          </table:table-cell>
          <table:table-cell office:value-type="percentage" office:value="0.23093325271601048" table:style-name="ce39">
            <text:p>23,1%</text:p>
          </table:table-cell>
          <table:table-cell office:value-type="float" office:value="26880" table:style-name="ce38">
            <text:p>26.880</text:p>
          </table:table-cell>
          <table:table-cell office:value-type="percentage" office:value="0.10677344010677343" table:style-name="ce39">
            <text:p>10,7%</text:p>
          </table:table-cell>
          <table:table-cell office:value-type="float" office:value="1116" table:style-name="ce38">
            <text:p>1.116</text:p>
          </table:table-cell>
          <table:table-cell office:value-type="percentage" office:value="6.2070001167983894E-3" table:style-name="ce39">
            <text:p>0,6%</text:p>
          </table:table-cell>
          <table:table-cell office:value-type="float" office:value="1042352" table:style-name="ce38">
            <text:p>1.042.35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3160231622818332" table:style-name="ce39">
            <text:p>5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69" table:style-name="ce38">
            <text:p>42.169</text:p>
          </table:table-cell>
          <table:table-cell office:value-type="percentage" office:value="1" table:style-name="ce39">
            <text:p>100,0%</text:p>
          </table:table-cell>
          <table:table-cell office:value-type="float" office:value="55618" table:style-name="ce38">
            <text:p>55.618</text:p>
          </table:table-cell>
          <table:table-cell office:value-type="percentage" office:value="1" table:style-name="ce39">
            <text:p>100,0%</text:p>
          </table:table-cell>
          <table:table-cell office:value-type="float" office:value="73799" table:style-name="ce38">
            <text:p>73.799</text:p>
          </table:table-cell>
          <table:table-cell office:value-type="percentage" office:value="0.95415346822677616" table:style-name="ce39">
            <text:p>95,4%</text:p>
          </table:table-cell>
          <table:table-cell office:value-type="float" office:value="77829" table:style-name="ce38">
            <text:p>77.829</text:p>
          </table:table-cell>
          <table:table-cell office:value-type="percentage" office:value="0.86511271175136717" table:style-name="ce39">
            <text:p>86,5%</text:p>
          </table:table-cell>
          <table:table-cell office:value-type="float" office:value="52902" table:style-name="ce38">
            <text:p>52.902</text:p>
          </table:table-cell>
          <table:table-cell office:value-type="percentage" office:value="0.54109175710092161" table:style-name="ce39">
            <text:p>54,1%</text:p>
          </table:table-cell>
          <table:table-cell office:value-type="float" office:value="9691" table:style-name="ce38">
            <text:p>9.691</text:p>
          </table:table-cell>
          <table:table-cell office:value-type="percentage" office:value="0.13751365771288296" table:style-name="ce39">
            <text:p>13,8%</text:p>
          </table:table-cell>
          <table:table-cell office:value-type="float" office:value="5431" table:style-name="ce38">
            <text:p>5.431</text:p>
          </table:table-cell>
          <table:table-cell office:value-type="percentage" office:value="0.10753390753390753" table:style-name="ce39">
            <text:p>10,8%</text:p>
          </table:table-cell>
          <table:table-cell office:value-type="float" office:value="185" table:style-name="ce38">
            <text:p>185</text:p>
          </table:table-cell>
          <table:table-cell office:value-type="percentage" office:value="4.208084070695812E-3" table:style-name="ce39">
            <text:p>0,4%</text:p>
          </table:table-cell>
          <table:table-cell office:value-type="float" office:value="317624" table:style-name="ce38">
            <text:p>317.62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0600579630509399" table:style-name="ce39">
            <text:p>6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395" table:style-name="ce38">
            <text:p>228.395</text:p>
          </table:table-cell>
          <table:table-cell office:value-type="percentage" office:value="1" table:style-name="ce39">
            <text:p>100,0%</text:p>
          </table:table-cell>
          <table:table-cell office:value-type="float" office:value="248519" table:style-name="ce38">
            <text:p>248.519</text:p>
          </table:table-cell>
          <table:table-cell office:value-type="percentage" office:value="1" table:style-name="ce39">
            <text:p>100,0%</text:p>
          </table:table-cell>
          <table:table-cell office:value-type="float" office:value="307643" table:style-name="ce38">
            <text:p>307.643</text:p>
          </table:table-cell>
          <table:table-cell office:value-type="percentage" office:value="0.96568468963352427" table:style-name="ce39">
            <text:p>96,6%</text:p>
          </table:table-cell>
          <table:table-cell office:value-type="float" office:value="333935" table:style-name="ce38">
            <text:p>333.935</text:p>
          </table:table-cell>
          <table:table-cell office:value-type="percentage" office:value="0.87606742309962615" table:style-name="ce39">
            <text:p>87,6%</text:p>
          </table:table-cell>
          <table:table-cell office:value-type="float" office:value="203803" table:style-name="ce38">
            <text:p>203.803</text:p>
          </table:table-cell>
          <table:table-cell office:value-type="percentage" office:value="0.56096943339618233" table:style-name="ce39">
            <text:p>56,1%</text:p>
          </table:table-cell>
          <table:table-cell office:value-type="float" office:value="41806" table:style-name="ce38">
            <text:p>41.806</text:p>
          </table:table-cell>
          <table:table-cell office:value-type="percentage" office:value="0.15611894705787896" table:style-name="ce39">
            <text:p>15,6%</text:p>
          </table:table-cell>
          <table:table-cell office:value-type="float" office:value="24260" table:style-name="ce38">
            <text:p>24.260</text:p>
          </table:table-cell>
          <table:table-cell office:value-type="percentage" office:value="0.11497303394216278" table:style-name="ce39">
            <text:p>11,5%</text:p>
          </table:table-cell>
          <table:table-cell office:value-type="float" office:value="932" table:style-name="ce38">
            <text:p>932</text:p>
          </table:table-cell>
          <table:table-cell office:value-type="percentage" office:value="5.6368012967062207E-3" table:style-name="ce39">
            <text:p>0,6%</text:p>
          </table:table-cell>
          <table:table-cell office:value-type="float" office:value="1389293" table:style-name="ce38">
            <text:p>1.389.29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3838763232032303" table:style-name="ce39">
            <text:p>6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33" table:style-name="ce38">
            <text:p>137.333</text:p>
          </table:table-cell>
          <table:table-cell office:value-type="percentage" office:value="1" table:style-name="ce39">
            <text:p>100,0%</text:p>
          </table:table-cell>
          <table:table-cell office:value-type="float" office:value="157180" table:style-name="ce38">
            <text:p>157.180</text:p>
          </table:table-cell>
          <table:table-cell office:value-type="percentage" office:value="0.98792590869950536" table:style-name="ce39">
            <text:p>98,8%</text:p>
          </table:table-cell>
          <table:table-cell office:value-type="float" office:value="211531" table:style-name="ce38">
            <text:p>211.531</text:p>
          </table:table-cell>
          <table:table-cell office:value-type="percentage" office:value="0.96835344527659262" table:style-name="ce39">
            <text:p>96,8%</text:p>
          </table:table-cell>
          <table:table-cell office:value-type="float" office:value="271970" table:style-name="ce38">
            <text:p>271.970</text:p>
          </table:table-cell>
          <table:table-cell office:value-type="percentage" office:value="0.88451856718204225" table:style-name="ce39">
            <text:p>88,5%</text:p>
          </table:table-cell>
          <table:table-cell office:value-type="float" office:value="235729" table:style-name="ce38">
            <text:p>235.729</text:p>
          </table:table-cell>
          <table:table-cell office:value-type="percentage" office:value="0.7130230940245913" table:style-name="ce39">
            <text:p>71,3%</text:p>
          </table:table-cell>
          <table:table-cell office:value-type="float" office:value="60998" table:style-name="ce38">
            <text:p>60.998</text:p>
          </table:table-cell>
          <table:table-cell office:value-type="percentage" office:value="0.22940116810391836" table:style-name="ce39">
            <text:p>22,9%</text:p>
          </table:table-cell>
          <table:table-cell office:value-type="float" office:value="20217" table:style-name="ce38">
            <text:p>20.217</text:p>
          </table:table-cell>
          <table:table-cell office:value-type="percentage" office:value="9.2700686417013234E-2" table:style-name="ce39">
            <text:p>9,3%</text:p>
          </table:table-cell>
          <table:table-cell office:value-type="float" office:value="837" table:style-name="ce38">
            <text:p>837</text:p>
          </table:table-cell>
          <table:table-cell office:value-type="percentage" office:value="4.8111190306486104E-3" table:style-name="ce39">
            <text:p>0,5%</text:p>
          </table:table-cell>
          <table:table-cell office:value-type="float" office:value="1095795" table:style-name="ce38">
            <text:p>1.095.79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0581860520659181" table:style-name="ce39">
            <text:p>6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160" table:style-name="ce38">
            <text:p>455.160</text:p>
          </table:table-cell>
          <table:table-cell office:value-type="percentage" office:value="1" table:style-name="ce39">
            <text:p>100,0%</text:p>
          </table:table-cell>
          <table:table-cell office:value-type="float" office:value="610060" table:style-name="ce38">
            <text:p>610.060</text:p>
          </table:table-cell>
          <table:table-cell office:value-type="percentage" office:value="0.96028283057239816" table:style-name="ce39">
            <text:p>96,0%</text:p>
          </table:table-cell>
          <table:table-cell office:value-type="float" office:value="747441" table:style-name="ce38">
            <text:p>747.441</text:p>
          </table:table-cell>
          <table:table-cell office:value-type="percentage" office:value="0.89237736155418446" table:style-name="ce39">
            <text:p>89,2%</text:p>
          </table:table-cell>
          <table:table-cell office:value-type="float" office:value="923163" table:style-name="ce38">
            <text:p>923.163</text:p>
          </table:table-cell>
          <table:table-cell office:value-type="percentage" office:value="0.84555771309238126" table:style-name="ce39">
            <text:p>84,6%</text:p>
          </table:table-cell>
          <table:table-cell office:value-type="float" office:value="844963" table:style-name="ce38">
            <text:p>844.963</text:p>
          </table:table-cell>
          <table:table-cell office:value-type="percentage" office:value="0.6417009998063421" table:style-name="ce39">
            <text:p>64,2%</text:p>
          </table:table-cell>
          <table:table-cell office:value-type="float" office:value="213332" table:style-name="ce38">
            <text:p>213.332</text:p>
          </table:table-cell>
          <table:table-cell office:value-type="percentage" office:value="0.20421346055911443" table:style-name="ce39">
            <text:p>20,4%</text:p>
          </table:table-cell>
          <table:table-cell office:value-type="float" office:value="114173" table:style-name="ce38">
            <text:p>114.173</text:p>
          </table:table-cell>
          <table:table-cell office:value-type="percentage" office:value="0.13609278430390911" table:style-name="ce39">
            <text:p>13,6%</text:p>
          </table:table-cell>
          <table:table-cell office:value-type="float" office:value="9755" table:style-name="ce38">
            <text:p>9.755</text:p>
          </table:table-cell>
          <table:table-cell office:value-type="percentage" office:value="1.486666483786115E-2" table:style-name="ce39">
            <text:p>1,5%</text:p>
          </table:table-cell>
          <table:table-cell office:value-type="float" office:value="3918047" table:style-name="ce38">
            <text:p>3.918.04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7044869517614105" table:style-name="ce39">
            <text:p>5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689" table:style-name="ce38">
            <text:p>294.689</text:p>
          </table:table-cell>
          <table:table-cell office:value-type="percentage" office:value="1" table:style-name="ce39">
            <text:p>100,0%</text:p>
          </table:table-cell>
          <table:table-cell office:value-type="float" office:value="428901" table:style-name="ce38">
            <text:p>428.901</text:p>
          </table:table-cell>
          <table:table-cell office:value-type="percentage" office:value="0.9795346479027639" table:style-name="ce39">
            <text:p>98,0%</text:p>
          </table:table-cell>
          <table:table-cell office:value-type="float" office:value="536296" table:style-name="ce38">
            <text:p>536.296</text:p>
          </table:table-cell>
          <table:table-cell office:value-type="percentage" office:value="0.92348913777190011" table:style-name="ce39">
            <text:p>92,3%</text:p>
          </table:table-cell>
          <table:table-cell office:value-type="float" office:value="630907" table:style-name="ce38">
            <text:p>630.907</text:p>
          </table:table-cell>
          <table:table-cell office:value-type="percentage" office:value="0.83859961134283445" table:style-name="ce39">
            <text:p>83,9%</text:p>
          </table:table-cell>
          <table:table-cell office:value-type="float" office:value="374416" table:style-name="ce38">
            <text:p>374.416</text:p>
          </table:table-cell>
          <table:table-cell office:value-type="percentage" office:value="0.43966800847358112" table:style-name="ce39">
            <text:p>44,0%</text:p>
          </table:table-cell>
          <table:table-cell office:value-type="float" office:value="79511" table:style-name="ce38">
            <text:p>79.511</text:p>
          </table:table-cell>
          <table:table-cell office:value-type="percentage" office:value="0.12255860805013881" table:style-name="ce39">
            <text:p>12,3%</text:p>
          </table:table-cell>
          <table:table-cell office:value-type="float" office:value="54552" table:style-name="ce38">
            <text:p>54.552</text:p>
          </table:table-cell>
          <table:table-cell office:value-type="percentage" office:value="0.10569512095883564" table:style-name="ce39">
            <text:p>10,6%</text:p>
          </table:table-cell>
          <table:table-cell office:value-type="float" office:value="2397" table:style-name="ce38">
            <text:p>2.397</text:p>
          </table:table-cell>
          <table:table-cell office:value-type="percentage" office:value="5.646230781733254E-3" table:style-name="ce39">
            <text:p>0,6%</text:p>
          </table:table-cell>
          <table:table-cell office:value-type="float" office:value="2401669" table:style-name="ce38">
            <text:p>2.401.66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3507651512467869" table:style-name="ce39">
            <text:p>5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07" table:style-name="ce38">
            <text:p>78.007</text:p>
          </table:table-cell>
          <table:table-cell office:value-type="percentage" office:value="1" table:style-name="ce39">
            <text:p>100,0%</text:p>
          </table:table-cell>
          <table:table-cell office:value-type="float" office:value="95340" table:style-name="ce38">
            <text:p>95.340</text:p>
          </table:table-cell>
          <table:table-cell office:value-type="percentage" office:value="1" table:style-name="ce39">
            <text:p>100,0%</text:p>
          </table:table-cell>
          <table:table-cell office:value-type="float" office:value="127303" table:style-name="ce38">
            <text:p>127.303</text:p>
          </table:table-cell>
          <table:table-cell office:value-type="percentage" office:value="1" table:style-name="ce39">
            <text:p>100,0%</text:p>
          </table:table-cell>
          <table:table-cell office:value-type="float" office:value="153533" table:style-name="ce38">
            <text:p>153.533</text:p>
          </table:table-cell>
          <table:table-cell office:value-type="percentage" office:value="0.90731963880484112" table:style-name="ce39">
            <text:p>90,7%</text:p>
          </table:table-cell>
          <table:table-cell office:value-type="float" office:value="116195" table:style-name="ce38">
            <text:p>116.195</text:p>
          </table:table-cell>
          <table:table-cell office:value-type="percentage" office:value="0.72852270304839051" table:style-name="ce39">
            <text:p>72,9%</text:p>
          </table:table-cell>
          <table:table-cell office:value-type="float" office:value="22421" table:style-name="ce38">
            <text:p>22.421</text:p>
          </table:table-cell>
          <table:table-cell office:value-type="percentage" office:value="0.16797398841765371" table:style-name="ce39">
            <text:p>16,8%</text:p>
          </table:table-cell>
          <table:table-cell office:value-type="float" office:value="9116" table:style-name="ce38">
            <text:p>9.116</text:p>
          </table:table-cell>
          <table:table-cell office:value-type="percentage" office:value="8.0444758206847863E-2" table:style-name="ce39">
            <text:p>8,0%</text:p>
          </table:table-cell>
          <table:table-cell office:value-type="float" office:value="367" table:style-name="ce38">
            <text:p>367</text:p>
          </table:table-cell>
          <table:table-cell office:value-type="percentage" office:value="4.3303834808259591E-3" table:style-name="ce39">
            <text:p>0,4%</text:p>
          </table:table-cell>
          <table:table-cell office:value-type="float" office:value="602282" table:style-name="ce38">
            <text:p>602.28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3169564428483471" table:style-name="ce39">
            <text:p>6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878" table:style-name="ce38">
            <text:p>240.878</text:p>
          </table:table-cell>
          <table:table-cell office:value-type="percentage" office:value="1" table:style-name="ce39">
            <text:p>100,0%</text:p>
          </table:table-cell>
          <table:table-cell office:value-type="float" office:value="288702" table:style-name="ce38">
            <text:p>288.702</text:p>
          </table:table-cell>
          <table:table-cell office:value-type="percentage" office:value="0.99634182536012317" table:style-name="ce39">
            <text:p>99,6%</text:p>
          </table:table-cell>
          <table:table-cell office:value-type="float" office:value="332516" table:style-name="ce38">
            <text:p>332.516</text:p>
          </table:table-cell>
          <table:table-cell office:value-type="percentage" office:value="0.95846100188224037" table:style-name="ce39">
            <text:p>95,8%</text:p>
          </table:table-cell>
          <table:table-cell office:value-type="float" office:value="369042" table:style-name="ce38">
            <text:p>369.042</text:p>
          </table:table-cell>
          <table:table-cell office:value-type="percentage" office:value="0.9092190229348418" table:style-name="ce39">
            <text:p>90,9%</text:p>
          </table:table-cell>
          <table:table-cell office:value-type="float" office:value="283510" table:style-name="ce38">
            <text:p>283.510</text:p>
          </table:table-cell>
          <table:table-cell office:value-type="percentage" office:value="0.63965831943883522" table:style-name="ce39">
            <text:p>64,0%</text:p>
          </table:table-cell>
          <table:table-cell office:value-type="float" office:value="39176" table:style-name="ce38">
            <text:p>39.176</text:p>
          </table:table-cell>
          <table:table-cell office:value-type="percentage" office:value="0.12113491317468955" table:style-name="ce39">
            <text:p>12,1%</text:p>
          </table:table-cell>
          <table:table-cell office:value-type="float" office:value="20331" table:style-name="ce38">
            <text:p>20.331</text:p>
          </table:table-cell>
          <table:table-cell office:value-type="percentage" office:value="8.8020226771898982E-2" table:style-name="ce39">
            <text:p>8,8%</text:p>
          </table:table-cell>
          <table:table-cell office:value-type="float" office:value="398" table:style-name="ce38">
            <text:p>398</text:p>
          </table:table-cell>
          <table:table-cell office:value-type="percentage" office:value="2.2110251268006244E-3" table:style-name="ce39">
            <text:p>0,2%</text:p>
          </table:table-cell>
          <table:table-cell office:value-type="float" office:value="1574553" table:style-name="ce38">
            <text:p>1.574.55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4149721918584546" table:style-name="ce39">
            <text:p>6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3" table:style-name="ce38">
            <text:p>23.303</text:p>
          </table:table-cell>
          <table:table-cell office:value-type="percentage" office:value="1" table:style-name="ce39">
            <text:p>100,0%</text:p>
          </table:table-cell>
          <table:table-cell office:value-type="float" office:value="28474" table:style-name="ce38">
            <text:p>28.474</text:p>
          </table:table-cell>
          <table:table-cell office:value-type="percentage" office:value="1" table:style-name="ce39">
            <text:p>100,0%</text:p>
          </table:table-cell>
          <table:table-cell office:value-type="float" office:value="36103" table:style-name="ce38">
            <text:p>36.103</text:p>
          </table:table-cell>
          <table:table-cell office:value-type="percentage" office:value="0.95718224720292699" table:style-name="ce39">
            <text:p>95,7%</text:p>
          </table:table-cell>
          <table:table-cell office:value-type="float" office:value="41697" table:style-name="ce38">
            <text:p>41.697</text:p>
          </table:table-cell>
          <table:table-cell office:value-type="percentage" office:value="0.87481117824773413" table:style-name="ce39">
            <text:p>87,5%</text:p>
          </table:table-cell>
          <table:table-cell office:value-type="float" office:value="23722" table:style-name="ce38">
            <text:p>23.722</text:p>
          </table:table-cell>
          <table:table-cell office:value-type="percentage" office:value="0.44803293859897636" table:style-name="ce39">
            <text:p>44,8%</text:p>
          </table:table-cell>
          <table:table-cell office:value-type="float" office:value="5333" table:style-name="ce38">
            <text:p>5.333</text:p>
          </table:table-cell>
          <table:table-cell office:value-type="percentage" office:value="0.13563417177446019" table:style-name="ce39">
            <text:p>13,6%</text:p>
          </table:table-cell>
          <table:table-cell office:value-type="float" office:value="3579" table:style-name="ce38">
            <text:p>3.579</text:p>
          </table:table-cell>
          <table:table-cell office:value-type="percentage" office:value="0.11750607393788168" table:style-name="ce39">
            <text:p>11,8%</text:p>
          </table:table-cell>
          <table:table-cell office:value-type="float" office:value="163" table:style-name="ce38">
            <text:p>163</text:p>
          </table:table-cell>
          <table:table-cell office:value-type="percentage" office:value="6.3841453861820463E-3" table:style-name="ce39">
            <text:p>0,6%</text:p>
          </table:table-cell>
          <table:table-cell office:value-type="float" office:value="162374" table:style-name="ce38">
            <text:p>162.37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7179983801105749" table:style-name="ce39">
            <text:p>5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0979" table:style-name="ce38">
            <text:p>370.979</text:p>
          </table:table-cell>
          <table:table-cell office:value-type="percentage" office:value="1" table:style-name="ce39">
            <text:p>100,0%</text:p>
          </table:table-cell>
          <table:table-cell office:value-type="float" office:value="504802" table:style-name="ce38">
            <text:p>504.802</text:p>
          </table:table-cell>
          <table:table-cell office:value-type="percentage" office:value="0.95955185608299864" table:style-name="ce39">
            <text:p>96,0%</text:p>
          </table:table-cell>
          <table:table-cell office:value-type="float" office:value="655809" table:style-name="ce38">
            <text:p>655.809</text:p>
          </table:table-cell>
          <table:table-cell office:value-type="percentage" office:value="0.93244355722761807" table:style-name="ce39">
            <text:p>93,2%</text:p>
          </table:table-cell>
          <table:table-cell office:value-type="float" office:value="848341" table:style-name="ce38">
            <text:p>848.341</text:p>
          </table:table-cell>
          <table:table-cell office:value-type="percentage" office:value="0.87207630067548469" table:style-name="ce39">
            <text:p>87,2%</text:p>
          </table:table-cell>
          <table:table-cell office:value-type="float" office:value="443758" table:style-name="ce38">
            <text:p>443.758</text:p>
          </table:table-cell>
          <table:table-cell office:value-type="percentage" office:value="0.38059094094106971" table:style-name="ce39">
            <text:p>38,1%</text:p>
          </table:table-cell>
          <table:table-cell office:value-type="float" office:value="125724" table:style-name="ce38">
            <text:p>125.724</text:p>
          </table:table-cell>
          <table:table-cell office:value-type="percentage" office:value="0.13239122193673392" table:style-name="ce39">
            <text:p>13,2%</text:p>
          </table:table-cell>
          <table:table-cell office:value-type="float" office:value="85447" table:style-name="ce38">
            <text:p>85.447</text:p>
          </table:table-cell>
          <table:table-cell office:value-type="percentage" office:value="0.11508400956261154" table:style-name="ce39">
            <text:p>11,5%</text:p>
          </table:table-cell>
          <table:table-cell office:value-type="float" office:value="4306" table:style-name="ce38">
            <text:p>4.306</text:p>
          </table:table-cell>
          <table:table-cell office:value-type="percentage" office:value="7.7789941865296581E-3" table:style-name="ce39">
            <text:p>0,8%</text:p>
          </table:table-cell>
          <table:table-cell office:value-type="float" office:value="3039166" table:style-name="ce38">
            <text:p>3.039.16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0839712763784561" table:style-name="ce39">
            <text:p>5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280" table:style-name="ce38">
            <text:p>73.280</text:p>
          </table:table-cell>
          <table:table-cell office:value-type="percentage" office:value="1" table:style-name="ce39">
            <text:p>100,0%</text:p>
          </table:table-cell>
          <table:table-cell office:value-type="float" office:value="101166" table:style-name="ce38">
            <text:p>101.166</text:p>
          </table:table-cell>
          <table:table-cell office:value-type="percentage" office:value="0.98315824254851847" table:style-name="ce39">
            <text:p>98,3%</text:p>
          </table:table-cell>
          <table:table-cell office:value-type="float" office:value="135412" table:style-name="ce38">
            <text:p>135.412</text:p>
          </table:table-cell>
          <table:table-cell office:value-type="percentage" office:value="0.92174066939397858" table:style-name="ce39">
            <text:p>92,2%</text:p>
          </table:table-cell>
          <table:table-cell office:value-type="float" office:value="187654" table:style-name="ce38">
            <text:p>187.654</text:p>
          </table:table-cell>
          <table:table-cell office:value-type="percentage" office:value="0.87994710582586189" table:style-name="ce39">
            <text:p>88,0%</text:p>
          </table:table-cell>
          <table:table-cell office:value-type="float" office:value="171775" table:style-name="ce38">
            <text:p>171.775</text:p>
          </table:table-cell>
          <table:table-cell office:value-type="percentage" office:value="0.67586177048045104" table:style-name="ce39">
            <text:p>67,6%</text:p>
          </table:table-cell>
          <table:table-cell office:value-type="float" office:value="26586" table:style-name="ce38">
            <text:p>26.586</text:p>
          </table:table-cell>
          <table:table-cell office:value-type="percentage" office:value="0.12720391573326698" table:style-name="ce39">
            <text:p>12,7%</text:p>
          </table:table-cell>
          <table:table-cell office:value-type="float" office:value="17332" table:style-name="ce38">
            <text:p>17.332</text:p>
          </table:table-cell>
          <table:table-cell office:value-type="percentage" office:value="0.10062235845989503" table:style-name="ce39">
            <text:p>10,1%</text:p>
          </table:table-cell>
          <table:table-cell office:value-type="float" office:value="887" table:style-name="ce38">
            <text:p>887</text:p>
          </table:table-cell>
          <table:table-cell office:value-type="percentage" office:value="6.251145221080525E-3" table:style-name="ce39">
            <text:p>0,6%</text:p>
          </table:table-cell>
          <table:table-cell office:value-type="float" office:value="714092" table:style-name="ce38">
            <text:p>714.09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4505139538842118" table:style-name="ce39">
            <text:p>5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4" table:style-name="ce38">
            <text:p>42.374</text:p>
          </table:table-cell>
          <table:table-cell office:value-type="percentage" office:value="1" table:style-name="ce39">
            <text:p>100,0%</text:p>
          </table:table-cell>
          <table:table-cell office:value-type="float" office:value="55616" table:style-name="ce38">
            <text:p>55.616</text:p>
          </table:table-cell>
          <table:table-cell office:value-type="percentage" office:value="0.99684542586750791" table:style-name="ce39">
            <text:p>99,7%</text:p>
          </table:table-cell>
          <table:table-cell office:value-type="float" office:value="69114" table:style-name="ce38">
            <text:p>69.114</text:p>
          </table:table-cell>
          <table:table-cell office:value-type="percentage" office:value="0.93594604842641249" table:style-name="ce39">
            <text:p>93,6%</text:p>
          </table:table-cell>
          <table:table-cell office:value-type="float" office:value="86764" table:style-name="ce38">
            <text:p>86.764</text:p>
          </table:table-cell>
          <table:table-cell office:value-type="percentage" office:value="0.89730489999379481" table:style-name="ce39">
            <text:p>89,7%</text:p>
          </table:table-cell>
          <table:table-cell office:value-type="float" office:value="81572" table:style-name="ce38">
            <text:p>81.572</text:p>
          </table:table-cell>
          <table:table-cell office:value-type="percentage" office:value="0.75528230958685949" table:style-name="ce39">
            <text:p>75,5%</text:p>
          </table:table-cell>
          <table:table-cell office:value-type="float" office:value="11684" table:style-name="ce38">
            <text:p>11.684</text:p>
          </table:table-cell>
          <table:table-cell office:value-type="percentage" office:value="0.14364219766169584" table:style-name="ce39">
            <text:p>14,4%</text:p>
          </table:table-cell>
          <table:table-cell office:value-type="float" office:value="8747" table:style-name="ce38">
            <text:p>8.747</text:p>
          </table:table-cell>
          <table:table-cell office:value-type="percentage" office:value="0.128392560952339" table:style-name="ce39">
            <text:p>12,8%</text:p>
          </table:table-cell>
          <table:table-cell office:value-type="float" office:value="443" table:style-name="ce38">
            <text:p>443</text:p>
          </table:table-cell>
          <table:table-cell office:value-type="percentage" office:value="7.8562814783287218E-3" table:style-name="ce39">
            <text:p>0,8%</text:p>
          </table:table-cell>
          <table:table-cell office:value-type="float" office:value="356314" table:style-name="ce38">
            <text:p>356.31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1290366970898968" table:style-name="ce39">
            <text:p>61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23" table:style-name="ce38">
            <text:p>161.923</text:p>
          </table:table-cell>
          <table:table-cell office:value-type="percentage" office:value="1" table:style-name="ce39">
            <text:p>100,0%</text:p>
          </table:table-cell>
          <table:table-cell office:value-type="float" office:value="210184" table:style-name="ce38">
            <text:p>210.184</text:p>
          </table:table-cell>
          <table:table-cell office:value-type="percentage" office:value="0.98640423125478105" table:style-name="ce39">
            <text:p>98,6%</text:p>
          </table:table-cell>
          <table:table-cell office:value-type="float" office:value="266953" table:style-name="ce38">
            <text:p>266.953</text:p>
          </table:table-cell>
          <table:table-cell office:value-type="percentage" office:value="0.95299854704607689" table:style-name="ce39">
            <text:p>95,3%</text:p>
          </table:table-cell>
          <table:table-cell office:value-type="float" office:value="298722" table:style-name="ce38">
            <text:p>298.722</text:p>
          </table:table-cell>
          <table:table-cell office:value-type="percentage" office:value="0.87865355597584538" table:style-name="ce39">
            <text:p>87,9%</text:p>
          </table:table-cell>
          <table:table-cell office:value-type="float" office:value="200557" table:style-name="ce38">
            <text:p>200.557</text:p>
          </table:table-cell>
          <table:table-cell office:value-type="percentage" office:value="0.55382138606534059" table:style-name="ce39">
            <text:p>55,4%</text:p>
          </table:table-cell>
          <table:table-cell office:value-type="float" office:value="38870" table:style-name="ce38">
            <text:p>38.870</text:p>
          </table:table-cell>
          <table:table-cell office:value-type="percentage" office:value="0.14918842571091911" table:style-name="ce39">
            <text:p>14,9%</text:p>
          </table:table-cell>
          <table:table-cell office:value-type="float" office:value="28321" table:style-name="ce38">
            <text:p>28.321</text:p>
          </table:table-cell>
          <table:table-cell office:value-type="percentage" office:value="0.14052715670804927" table:style-name="ce39">
            <text:p>14,1%</text:p>
          </table:table-cell>
          <table:table-cell office:value-type="float" office:value="1510" table:style-name="ce38">
            <text:p>1.510</text:p>
          </table:table-cell>
          <table:table-cell office:value-type="percentage" office:value="8.9557904226421365E-3" table:style-name="ce39">
            <text:p>0,9%</text:p>
          </table:table-cell>
          <table:table-cell office:value-type="float" office:value="1207040" table:style-name="ce38">
            <text:p>1.207.04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0840457613953625" table:style-name="ce39">
            <text:p>60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3" table:style-name="ce38">
            <text:p>2.363</text:p>
          </table:table-cell>
          <table:table-cell office:value-type="percentage" office:value="0.90710172744721684" table:style-name="ce39">
            <text:p>90,7%</text:p>
          </table:table-cell>
          <table:table-cell office:value-type="float" office:value="3791" table:style-name="ce38">
            <text:p>3.791</text:p>
          </table:table-cell>
          <table:table-cell office:value-type="percentage" office:value="0.87795275590551181" table:style-name="ce39">
            <text:p>87,8%</text:p>
          </table:table-cell>
          <table:table-cell office:value-type="float" office:value="7154" table:style-name="ce38">
            <text:p>7.154</text:p>
          </table:table-cell>
          <table:table-cell office:value-type="percentage" office:value="0.91052564592083496" table:style-name="ce39">
            <text:p>91,1%</text:p>
          </table:table-cell>
          <table:table-cell office:value-type="float" office:value="9563" table:style-name="ce38">
            <text:p>9.563</text:p>
          </table:table-cell>
          <table:table-cell office:value-type="percentage" office:value="0.82753547940463823" table:style-name="ce39">
            <text:p>82,8%</text:p>
          </table:table-cell>
          <table:table-cell office:value-type="float" office:value="9412" table:style-name="ce38">
            <text:p>9.412</text:p>
          </table:table-cell>
          <table:table-cell office:value-type="percentage" office:value="0.74450245214364819" table:style-name="ce39">
            <text:p>74,5%</text:p>
          </table:table-cell>
          <table:table-cell office:value-type="float" office:value="6560" table:style-name="ce38">
            <text:p>6.560</text:p>
          </table:table-cell>
          <table:table-cell office:value-type="percentage" office:value="0.55153859088616108" table:style-name="ce39">
            <text:p>55,2%</text:p>
          </table:table-cell>
          <table:table-cell office:value-type="float" office:value="2463" table:style-name="ce38">
            <text:p>2.463</text:p>
          </table:table-cell>
          <table:table-cell office:value-type="percentage" office:value="0.22458283942737303" table:style-name="ce39">
            <text:p>22,5%</text:p>
          </table:table-cell>
          <table:table-cell office:value-type="float" office:value="112" table:style-name="ce38">
            <text:p>112</text:p>
          </table:table-cell>
          <table:table-cell office:value-type="percentage" office:value="1.2272627657243042E-2" table:style-name="ce39">
            <text:p>1,2%</text:p>
          </table:table-cell>
          <table:table-cell office:value-type="float" office:value="41418" table:style-name="ce38">
            <text:p>41.41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8363982244768553" table:style-name="ce39">
            <text:p>58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4" table:style-name="ce38">
            <text:p>1.954</text:p>
          </table:table-cell>
          <table:table-cell office:value-type="percentage" office:value="0.83184333759046403" table:style-name="ce39">
            <text:p>83,2%</text:p>
          </table:table-cell>
          <table:table-cell office:value-type="float" office:value="3190" table:style-name="ce38">
            <text:p>3.190</text:p>
          </table:table-cell>
          <table:table-cell office:value-type="percentage" office:value="0.85112059765208115" table:style-name="ce39">
            <text:p>85,1%</text:p>
          </table:table-cell>
          <table:table-cell office:value-type="float" office:value="6658" table:style-name="ce38">
            <text:p>6.658</text:p>
          </table:table-cell>
          <table:table-cell office:value-type="percentage" office:value="0.85064520250415232" table:style-name="ce39">
            <text:p>85,1%</text:p>
          </table:table-cell>
          <table:table-cell office:value-type="float" office:value="8839" table:style-name="ce38">
            <text:p>8.839</text:p>
          </table:table-cell>
          <table:table-cell office:value-type="percentage" office:value="0.78228161784228689" table:style-name="ce39">
            <text:p>78,2%</text:p>
          </table:table-cell>
          <table:table-cell office:value-type="float" office:value="8587" table:style-name="ce38">
            <text:p>8.587</text:p>
          </table:table-cell>
          <table:table-cell office:value-type="percentage" office:value="0.71546408931844696" table:style-name="ce39">
            <text:p>71,5%</text:p>
          </table:table-cell>
          <table:table-cell office:value-type="float" office:value="6075" table:style-name="ce38">
            <text:p>6.075</text:p>
          </table:table-cell>
          <table:table-cell office:value-type="percentage" office:value="0.50070056869694224" table:style-name="ce39">
            <text:p>50,1%</text:p>
          </table:table-cell>
          <table:table-cell office:value-type="float" office:value="909" table:style-name="ce38">
            <text:p>909</text:p>
          </table:table-cell>
          <table:table-cell office:value-type="percentage" office:value="7.5781575656523548E-2" table:style-name="ce39">
            <text:p>7,6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6236" table:style-name="ce38">
            <text:p>36.23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1089147997236595" table:style-name="ce39">
            <text:p>51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3343" table:style-name="ce38">
            <text:p>3.343</text:p>
          </table:table-cell>
          <table:table-cell office:value-type="string" table:style-name="ce39">
            <text:p>-</text:p>
          </table:table-cell>
          <table:table-cell office:value-type="float" office:value="8976" table:style-name="ce38">
            <text:p>8.976</text:p>
          </table:table-cell>
          <table:table-cell office:value-type="string" table:style-name="ce39">
            <text:p>-</text:p>
          </table:table-cell>
          <table:table-cell office:value-type="float" office:value="19760" table:style-name="ce38">
            <text:p>19.760</text:p>
          </table:table-cell>
          <table:table-cell office:value-type="string" table:style-name="ce39">
            <text:p>-</text:p>
          </table:table-cell>
          <table:table-cell office:value-type="float" office:value="27211" table:style-name="ce38">
            <text:p>27.211</text:p>
          </table:table-cell>
          <table:table-cell office:value-type="string" table:style-name="ce39">
            <text:p>-</text:p>
          </table:table-cell>
          <table:table-cell office:value-type="float" office:value="20966" table:style-name="ce38">
            <text:p>20.966</text:p>
          </table:table-cell>
          <table:table-cell office:value-type="string" table:style-name="ce39">
            <text:p>-</text:p>
          </table:table-cell>
          <table:table-cell office:value-type="float" office:value="822" table:style-name="ce38">
            <text:p>822</text:p>
          </table:table-cell>
          <table:table-cell office:value-type="string" table:style-name="ce39">
            <text:p>-</text:p>
          </table:table-cell>
          <table:table-cell office:value-type="float" office:value="81123" table:style-name="ce38">
            <text:p>81.12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56" table:style-name="ce38">
            <text:p>56</text:p>
          </table:table-cell>
          <table:table-cell office:value-type="string" table:style-name="ce39">
            <text:p>-</text:p>
          </table:table-cell>
          <table:table-cell office:value-type="float" office:value="210" table:style-name="ce38">
            <text:p>210</text:p>
          </table:table-cell>
          <table:table-cell office:value-type="string" table:style-name="ce39">
            <text:p>-</text:p>
          </table:table-cell>
          <table:table-cell office:value-type="float" office:value="196" table:style-name="ce38">
            <text:p>196</text:p>
          </table:table-cell>
          <table:table-cell office:value-type="string" table:style-name="ce39">
            <text:p>-</text:p>
          </table:table-cell>
          <table:table-cell office:value-type="float" office:value="170" table:style-name="ce38">
            <text:p>17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55" table:style-name="ce38">
            <text:p>65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5523" table:style-name="ce43">
            <text:p>2.915.523</text:p>
          </table:table-cell>
          <table:table-cell office:value-type="percentage" office:value="1" table:style-name="ce44">
            <text:p>100,0%</text:p>
          </table:table-cell>
          <table:table-cell office:value-type="float" office:value="3894920" table:style-name="ce43">
            <text:p>3.894.920</text:p>
          </table:table-cell>
          <table:table-cell office:value-type="percentage" office:value="0.98355447981020416" table:style-name="ce44">
            <text:p>98,4%</text:p>
          </table:table-cell>
          <table:table-cell office:value-type="float" office:value="4990034" table:style-name="ce43">
            <text:p>4.990.034</text:p>
          </table:table-cell>
          <table:table-cell office:value-type="percentage" office:value="0.9349910230231071" table:style-name="ce44">
            <text:p>93,5%</text:p>
          </table:table-cell>
          <table:table-cell office:value-type="float" office:value="6102172" table:style-name="ce43">
            <text:p>6.102.172</text:p>
          </table:table-cell>
          <table:table-cell office:value-type="percentage" office:value="0.86761076512240476" table:style-name="ce44">
            <text:p>86,8%</text:p>
          </table:table-cell>
          <table:table-cell office:value-type="float" office:value="4639019" table:style-name="ce43">
            <text:p>4.639.019</text:p>
          </table:table-cell>
          <table:table-cell office:value-type="percentage" office:value="0.5878324379030877" table:style-name="ce44">
            <text:p>58,8%</text:p>
          </table:table-cell>
          <table:table-cell office:value-type="float" office:value="1164910" table:style-name="ce43">
            <text:p>1.164.910</text:p>
          </table:table-cell>
          <table:table-cell office:value-type="percentage" office:value="0.18697185398761526" table:style-name="ce44">
            <text:p>18,7%</text:p>
          </table:table-cell>
          <table:table-cell office:value-type="float" office:value="587324" table:style-name="ce43">
            <text:p>587.324</text:p>
          </table:table-cell>
          <table:table-cell office:value-type="percentage" office:value="0.11877993140046596" table:style-name="ce44">
            <text:p>11,9%</text:p>
          </table:table-cell>
          <table:table-cell office:value-type="float" office:value="32000" table:style-name="ce43">
            <text:p>32.000</text:p>
          </table:table-cell>
          <table:table-cell office:value-type="percentage" office:value="8.2290007472961297E-3" table:style-name="ce44">
            <text:p>0,8%</text:p>
          </table:table-cell>
          <table:table-cell office:value-type="float" office:value="24325902" table:style-name="ce43">
            <text:p>24.325.902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7754040632693004" table:style-name="ce44">
            <text:p>57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198" table:style-name="ce35">
            <text:p>423.198</text:p>
          </table:table-cell>
          <table:table-cell office:value-type="percentage" office:value="1" table:style-name="ce36">
            <text:p>100,0%</text:p>
          </table:table-cell>
          <table:table-cell office:value-type="float" office:value="633875" table:style-name="ce35">
            <text:p>633.875</text:p>
          </table:table-cell>
          <table:table-cell office:value-type="percentage" office:value="0.97462102982713206" table:style-name="ce36">
            <text:p>97,5%</text:p>
          </table:table-cell>
          <table:table-cell office:value-type="float" office:value="323928" table:style-name="ce35">
            <text:p>323.928</text:p>
          </table:table-cell>
          <table:table-cell office:value-type="percentage" office:value="0.35357644570139946" table:style-name="ce36">
            <text:p>35,4%</text:p>
          </table:table-cell>
          <table:table-cell office:value-type="float" office:value="881608" table:style-name="ce35">
            <text:p>881.608</text:p>
          </table:table-cell>
          <table:table-cell office:value-type="percentage" office:value="0.69691175087211987" table:style-name="ce36">
            <text:p>69,7%</text:p>
          </table:table-cell>
          <table:table-cell office:value-type="float" office:value="224923" table:style-name="ce35">
            <text:p>224.923</text:p>
          </table:table-cell>
          <table:table-cell office:value-type="percentage" office:value="0.16238591191771939" table:style-name="ce36">
            <text:p>16,2%</text:p>
          </table:table-cell>
          <table:table-cell office:value-type="float" office:value="132163" table:style-name="ce35">
            <text:p>132.163</text:p>
          </table:table-cell>
          <table:table-cell office:value-type="percentage" office:value="0.11591039249546359" table:style-name="ce36">
            <text:p>11,6%</text:p>
          </table:table-cell>
          <table:table-cell office:value-type="float" office:value="88370" table:style-name="ce35">
            <text:p>88.370</text:p>
          </table:table-cell>
          <table:table-cell office:value-type="percentage" office:value="9.5157386030805285E-2" table:style-name="ce36">
            <text:p>9,5%</text:p>
          </table:table-cell>
          <table:table-cell office:value-type="float" office:value="3873" table:style-name="ce35">
            <text:p>3.873</text:p>
          </table:table-cell>
          <table:table-cell office:value-type="percentage" office:value="5.1440616171718415E-3" table:style-name="ce36">
            <text:p>0,5%</text:p>
          </table:table-cell>
          <table:table-cell office:value-type="float" office:value="2711938" table:style-name="ce35">
            <text:p>2.711.93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6392204751089474" table:style-name="ce36">
            <text:p>3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876" table:style-name="ce38">
            <text:p>98.876</text:p>
          </table:table-cell>
          <table:table-cell office:value-type="percentage" office:value="1" table:style-name="ce39">
            <text:p>100,0%</text:p>
          </table:table-cell>
          <table:table-cell office:value-type="float" office:value="116369" table:style-name="ce38">
            <text:p>116.369</text:p>
          </table:table-cell>
          <table:table-cell office:value-type="percentage" office:value="0.97826068681434153" table:style-name="ce39">
            <text:p>97,8%</text:p>
          </table:table-cell>
          <table:table-cell office:value-type="float" office:value="51307" table:style-name="ce38">
            <text:p>51.307</text:p>
          </table:table-cell>
          <table:table-cell office:value-type="percentage" office:value="0.32811910441461434" table:style-name="ce39">
            <text:p>32,8%</text:p>
          </table:table-cell>
          <table:table-cell office:value-type="float" office:value="140064" table:style-name="ce38">
            <text:p>140.064</text:p>
          </table:table-cell>
          <table:table-cell office:value-type="percentage" office:value="0.70644487708432102" table:style-name="ce39">
            <text:p>70,6%</text:p>
          </table:table-cell>
          <table:table-cell office:value-type="float" office:value="50091" table:style-name="ce38">
            <text:p>50.091</text:p>
          </table:table-cell>
          <table:table-cell office:value-type="percentage" office:value="0.23304317888928694" table:style-name="ce39">
            <text:p>23,3%</text:p>
          </table:table-cell>
          <table:table-cell office:value-type="float" office:value="22436" table:style-name="ce38">
            <text:p>22.436</text:p>
          </table:table-cell>
          <table:table-cell office:value-type="percentage" office:value="0.13656671901440171" table:style-name="ce39">
            <text:p>13,7%</text:p>
          </table:table-cell>
          <table:table-cell office:value-type="float" office:value="15026" table:style-name="ce38">
            <text:p>15.026</text:p>
          </table:table-cell>
          <table:table-cell office:value-type="percentage" office:value="0.11522917769035514" table:style-name="ce39">
            <text:p>11,5%</text:p>
          </table:table-cell>
          <table:table-cell office:value-type="float" office:value="1128" table:style-name="ce38">
            <text:p>1.128</text:p>
          </table:table-cell>
          <table:table-cell office:value-type="percentage" office:value="1.0939879157008602E-2" table:style-name="ce39">
            <text:p>1,1%</text:p>
          </table:table-cell>
          <table:table-cell office:value-type="float" office:value="495297" table:style-name="ce38">
            <text:p>495.29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1792489288131129" table:style-name="ce39">
            <text:p>4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136" table:style-name="ce38">
            <text:p>87.136</text:p>
          </table:table-cell>
          <table:table-cell office:value-type="percentage" office:value="0.99214355657777875" table:style-name="ce39">
            <text:p>99,2%</text:p>
          </table:table-cell>
          <table:table-cell office:value-type="float" office:value="111664" table:style-name="ce38">
            <text:p>111.664</text:p>
          </table:table-cell>
          <table:table-cell office:value-type="percentage" office:value="1" table:style-name="ce39">
            <text:p>100,0%</text:p>
          </table:table-cell>
          <table:table-cell office:value-type="float" office:value="40692" table:style-name="ce38">
            <text:p>40.692</text:p>
          </table:table-cell>
          <table:table-cell office:value-type="percentage" office:value="0.27191083313286823" table:style-name="ce39">
            <text:p>27,2%</text:p>
          </table:table-cell>
          <table:table-cell office:value-type="float" office:value="119978" table:style-name="ce38">
            <text:p>119.978</text:p>
          </table:table-cell>
          <table:table-cell office:value-type="percentage" office:value="0.73766792708045126" table:style-name="ce39">
            <text:p>73,8%</text:p>
          </table:table-cell>
          <table:table-cell office:value-type="float" office:value="38722" table:style-name="ce38">
            <text:p>38.722</text:p>
          </table:table-cell>
          <table:table-cell office:value-type="percentage" office:value="0.23187798290946326" table:style-name="ce39">
            <text:p>23,2%</text:p>
          </table:table-cell>
          <table:table-cell office:value-type="float" office:value="15289" table:style-name="ce38">
            <text:p>15.289</text:p>
          </table:table-cell>
          <table:table-cell office:value-type="percentage" office:value="0.13358555189557103" table:style-name="ce39">
            <text:p>13,4%</text:p>
          </table:table-cell>
          <table:table-cell office:value-type="float" office:value="9592" table:style-name="ce38">
            <text:p>9.592</text:p>
          </table:table-cell>
          <table:table-cell office:value-type="percentage" office:value="0.12124736130247374" table:style-name="ce39">
            <text:p>12,1%</text:p>
          </table:table-cell>
          <table:table-cell office:value-type="float" office:value="505" table:style-name="ce38">
            <text:p>505</text:p>
          </table:table-cell>
          <table:table-cell office:value-type="percentage" office:value="7.8906250000000001E-3" table:style-name="ce39">
            <text:p>0,8%</text:p>
          </table:table-cell>
          <table:table-cell office:value-type="float" office:value="423578" table:style-name="ce38">
            <text:p>423.57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5354508435884178" table:style-name="ce39">
            <text:p>4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855" table:style-name="ce38">
            <text:p>49.855</text:p>
          </table:table-cell>
          <table:table-cell office:value-type="percentage" office:value="1" table:style-name="ce39">
            <text:p>100,0%</text:p>
          </table:table-cell>
          <table:table-cell office:value-type="float" office:value="76127" table:style-name="ce38">
            <text:p>76.127</text:p>
          </table:table-cell>
          <table:table-cell office:value-type="percentage" office:value="0.94548909533508863" table:style-name="ce39">
            <text:p>94,5%</text:p>
          </table:table-cell>
          <table:table-cell office:value-type="float" office:value="24579" table:style-name="ce38">
            <text:p>24.579</text:p>
          </table:table-cell>
          <table:table-cell office:value-type="percentage" office:value="0.20966297310438364" table:style-name="ce39">
            <text:p>21,0%</text:p>
          </table:table-cell>
          <table:table-cell office:value-type="float" office:value="115884" table:style-name="ce38">
            <text:p>115.884</text:p>
          </table:table-cell>
          <table:table-cell office:value-type="percentage" office:value="0.6989511269805847" table:style-name="ce39">
            <text:p>69,9%</text:p>
          </table:table-cell>
          <table:table-cell office:value-type="float" office:value="53663" table:style-name="ce38">
            <text:p>53.663</text:p>
          </table:table-cell>
          <table:table-cell office:value-type="percentage" office:value="0.26028267660012028" table:style-name="ce39">
            <text:p>26,0%</text:p>
          </table:table-cell>
          <table:table-cell office:value-type="float" office:value="19125" table:style-name="ce38">
            <text:p>19.125</text:p>
          </table:table-cell>
          <table:table-cell office:value-type="percentage" office:value="0.10497455910685174" table:style-name="ce39">
            <text:p>10,5%</text:p>
          </table:table-cell>
          <table:table-cell office:value-type="float" office:value="10920" table:style-name="ce38">
            <text:p>10.920</text:p>
          </table:table-cell>
          <table:table-cell office:value-type="percentage" office:value="7.9163706485334412E-2" table:style-name="ce39">
            <text:p>7,9%</text:p>
          </table:table-cell>
          <table:table-cell office:value-type="float" office:value="493" table:style-name="ce38">
            <text:p>493</text:p>
          </table:table-cell>
          <table:table-cell office:value-type="percentage" office:value="5.1633850020946798E-3" table:style-name="ce39">
            <text:p>0,5%</text:p>
          </table:table-cell>
          <table:table-cell office:value-type="float" office:value="350646" table:style-name="ce38">
            <text:p>350.64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3883194652066401" table:style-name="ce39">
            <text:p>3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666" table:style-name="ce38">
            <text:p>88.666</text:p>
          </table:table-cell>
          <table:table-cell office:value-type="percentage" office:value="0.98260117913028056" table:style-name="ce39">
            <text:p>98,3%</text:p>
          </table:table-cell>
          <table:table-cell office:value-type="float" office:value="143052" table:style-name="ce38">
            <text:p>143.052</text:p>
          </table:table-cell>
          <table:table-cell office:value-type="percentage" office:value="0.9257171700176664" table:style-name="ce39">
            <text:p>92,6%</text:p>
          </table:table-cell>
          <table:table-cell office:value-type="float" office:value="86427" table:style-name="ce38">
            <text:p>86.427</text:p>
          </table:table-cell>
          <table:table-cell office:value-type="percentage" office:value="0.36763054463784389" table:style-name="ce39">
            <text:p>36,8%</text:p>
          </table:table-cell>
          <table:table-cell office:value-type="float" office:value="217014" table:style-name="ce38">
            <text:p>217.014</text:p>
          </table:table-cell>
          <table:table-cell office:value-type="percentage" office:value="0.61913429497420913" table:style-name="ce39">
            <text:p>61,9%</text:p>
          </table:table-cell>
          <table:table-cell office:value-type="float" office:value="97362" table:style-name="ce38">
            <text:p>97.362</text:p>
          </table:table-cell>
          <table:table-cell office:value-type="percentage" office:value="0.25098215114300737" table:style-name="ce39">
            <text:p>25,1%</text:p>
          </table:table-cell>
          <table:table-cell office:value-type="float" office:value="30899" table:style-name="ce38">
            <text:p>30.899</text:p>
          </table:table-cell>
          <table:table-cell office:value-type="percentage" office:value="9.9374786932275014E-2" table:style-name="ce39">
            <text:p>9,9%</text:p>
          </table:table-cell>
          <table:table-cell office:value-type="float" office:value="18418" table:style-name="ce38">
            <text:p>18.418</text:p>
          </table:table-cell>
          <table:table-cell office:value-type="percentage" office:value="7.3160462049350936E-2" table:style-name="ce39">
            <text:p>7,3%</text:p>
          </table:table-cell>
          <table:table-cell office:value-type="float" office:value="643" table:style-name="ce38">
            <text:p>643</text:p>
          </table:table-cell>
          <table:table-cell office:value-type="percentage" office:value="3.5762554436392152E-3" table:style-name="ce39">
            <text:p>0,4%</text:p>
          </table:table-cell>
          <table:table-cell office:value-type="float" office:value="682481" table:style-name="ce38">
            <text:p>682.48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4806714083316076" table:style-name="ce39">
            <text:p>3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02" table:style-name="ce38">
            <text:p>41.602</text:p>
          </table:table-cell>
          <table:table-cell office:value-type="percentage" office:value="1" table:style-name="ce39">
            <text:p>100,0%</text:p>
          </table:table-cell>
          <table:table-cell office:value-type="float" office:value="55017" table:style-name="ce38">
            <text:p>55.017</text:p>
          </table:table-cell>
          <table:table-cell office:value-type="percentage" office:value="1" table:style-name="ce39">
            <text:p>100,0%</text:p>
          </table:table-cell>
          <table:table-cell office:value-type="float" office:value="28242" table:style-name="ce38">
            <text:p>28.242</text:p>
          </table:table-cell>
          <table:table-cell office:value-type="percentage" office:value="0.36514318960501646" table:style-name="ce39">
            <text:p>36,5%</text:p>
          </table:table-cell>
          <table:table-cell office:value-type="float" office:value="51559" table:style-name="ce38">
            <text:p>51.559</text:p>
          </table:table-cell>
          <table:table-cell office:value-type="percentage" office:value="0.57310702058601215" table:style-name="ce39">
            <text:p>57,3%</text:p>
          </table:table-cell>
          <table:table-cell office:value-type="float" office:value="13590" table:style-name="ce38">
            <text:p>13.590</text:p>
          </table:table-cell>
          <table:table-cell office:value-type="percentage" office:value="0.13900111487281244" table:style-name="ce39">
            <text:p>13,9%</text:p>
          </table:table-cell>
          <table:table-cell office:value-type="float" office:value="6429" table:style-name="ce38">
            <text:p>6.429</text:p>
          </table:table-cell>
          <table:table-cell office:value-type="percentage" office:value="9.1226427142309816E-2" table:style-name="ce39">
            <text:p>9,1%</text:p>
          </table:table-cell>
          <table:table-cell office:value-type="float" office:value="3919" table:style-name="ce38">
            <text:p>3.919</text:p>
          </table:table-cell>
          <table:table-cell office:value-type="percentage" office:value="7.7596277596277602E-2" table:style-name="ce39">
            <text:p>7,8%</text:p>
          </table:table-cell>
          <table:table-cell office:value-type="float" office:value="90" table:style-name="ce38">
            <text:p>90</text:p>
          </table:table-cell>
          <table:table-cell office:value-type="percentage" office:value="2.0471760343925573E-3" table:style-name="ce39">
            <text:p>0,2%</text:p>
          </table:table-cell>
          <table:table-cell office:value-type="float" office:value="200448" table:style-name="ce38">
            <text:p>200.448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38244166013199093" table:style-name="ce39">
            <text:p>3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336" table:style-name="ce38">
            <text:p>225.336</text:p>
          </table:table-cell>
          <table:table-cell office:value-type="percentage" office:value="1" table:style-name="ce39">
            <text:p>100,0%</text:p>
          </table:table-cell>
          <table:table-cell office:value-type="float" office:value="246225" table:style-name="ce38">
            <text:p>246.225</text:p>
          </table:table-cell>
          <table:table-cell office:value-type="percentage" office:value="1" table:style-name="ce39">
            <text:p>100,0%</text:p>
          </table:table-cell>
          <table:table-cell office:value-type="float" office:value="131183" table:style-name="ce38">
            <text:p>131.183</text:p>
          </table:table-cell>
          <table:table-cell office:value-type="percentage" office:value="0.41178058541944595" table:style-name="ce39">
            <text:p>41,2%</text:p>
          </table:table-cell>
          <table:table-cell office:value-type="float" office:value="203002" table:style-name="ce38">
            <text:p>203.002</text:p>
          </table:table-cell>
          <table:table-cell office:value-type="percentage" office:value="0.53256902997310951" table:style-name="ce39">
            <text:p>53,3%</text:p>
          </table:table-cell>
          <table:table-cell office:value-type="float" office:value="61980" table:style-name="ce38">
            <text:p>61.980</text:p>
          </table:table-cell>
          <table:table-cell office:value-type="percentage" office:value="0.17060045966887327" table:style-name="ce39">
            <text:p>17,1%</text:p>
          </table:table-cell>
          <table:table-cell office:value-type="float" office:value="32017" table:style-name="ce38">
            <text:p>32.017</text:p>
          </table:table-cell>
          <table:table-cell office:value-type="percentage" office:value="0.11956322843496413" table:style-name="ce39">
            <text:p>12,0%</text:p>
          </table:table-cell>
          <table:table-cell office:value-type="float" office:value="20895" table:style-name="ce38">
            <text:p>20.895</text:p>
          </table:table-cell>
          <table:table-cell office:value-type="percentage" office:value="9.9025620124546215E-2" table:style-name="ce39">
            <text:p>9,9%</text:p>
          </table:table-cell>
          <table:table-cell office:value-type="float" office:value="768" table:style-name="ce38">
            <text:p>768</text:p>
          </table:table-cell>
          <table:table-cell office:value-type="percentage" office:value="4.644917806727873E-3" table:style-name="ce39">
            <text:p>0,5%</text:p>
          </table:table-cell>
          <table:table-cell office:value-type="float" office:value="921406" table:style-name="ce38">
            <text:p>921.40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2339103036273817" table:style-name="ce39">
            <text:p>4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101" table:style-name="ce38">
            <text:p>135.101</text:p>
          </table:table-cell>
          <table:table-cell office:value-type="percentage" office:value="0.99931209964939272" table:style-name="ce39">
            <text:p>99,9%</text:p>
          </table:table-cell>
          <table:table-cell office:value-type="float" office:value="155166" table:style-name="ce38">
            <text:p>155.166</text:p>
          </table:table-cell>
          <table:table-cell office:value-type="percentage" office:value="0.97526728304661814" table:style-name="ce39">
            <text:p>97,5%</text:p>
          </table:table-cell>
          <table:table-cell office:value-type="float" office:value="64249" table:style-name="ce38">
            <text:p>64.249</text:p>
          </table:table-cell>
          <table:table-cell office:value-type="percentage" office:value="0.29412114775411546" table:style-name="ce39">
            <text:p>29,4%</text:p>
          </table:table-cell>
          <table:table-cell office:value-type="float" office:value="213308" table:style-name="ce38">
            <text:p>213.308</text:p>
          </table:table-cell>
          <table:table-cell office:value-type="percentage" office:value="0.69373418586045177" table:style-name="ce39">
            <text:p>69,4%</text:p>
          </table:table-cell>
          <table:table-cell office:value-type="float" office:value="73414" table:style-name="ce38">
            <text:p>73.414</text:p>
          </table:table-cell>
          <table:table-cell office:value-type="percentage" office:value="0.22205955747795708" table:style-name="ce39">
            <text:p>22,2%</text:p>
          </table:table-cell>
          <table:table-cell office:value-type="float" office:value="24602" table:style-name="ce38">
            <text:p>24.602</text:p>
          </table:table-cell>
          <table:table-cell office:value-type="percentage" office:value="9.2523157114866056E-2" table:style-name="ce39">
            <text:p>9,3%</text:p>
          </table:table-cell>
          <table:table-cell office:value-type="float" office:value="16139" table:style-name="ce38">
            <text:p>16.139</text:p>
          </table:table-cell>
          <table:table-cell office:value-type="percentage" office:value="7.4001898307571673E-2" table:style-name="ce39">
            <text:p>7,4%</text:p>
          </table:table-cell>
          <table:table-cell office:value-type="float" office:value="616" table:style-name="ce38">
            <text:p>616</text:p>
          </table:table-cell>
          <table:table-cell office:value-type="percentage" office:value="3.5407996689122388E-3" table:style-name="ce39">
            <text:p>0,4%</text:p>
          </table:table-cell>
          <table:table-cell office:value-type="float" office:value="682595" table:style-name="ce38">
            <text:p>682.59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37737784058240231" table:style-name="ce39">
            <text:p>3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540" table:style-name="ce38">
            <text:p>446.540</text:p>
          </table:table-cell>
          <table:table-cell office:value-type="percentage" office:value="0.99853308169124944" table:style-name="ce39">
            <text:p>99,9%</text:p>
          </table:table-cell>
          <table:table-cell office:value-type="float" office:value="595718" table:style-name="ce38">
            <text:p>595.718</text:p>
          </table:table-cell>
          <table:table-cell office:value-type="percentage" office:value="0.9377073849505424" table:style-name="ce39">
            <text:p>93,8%</text:p>
          </table:table-cell>
          <table:table-cell office:value-type="float" office:value="281570" table:style-name="ce38">
            <text:p>281.570</text:p>
          </table:table-cell>
          <table:table-cell office:value-type="percentage" office:value="0.33616926779881184" table:style-name="ce39">
            <text:p>33,6%</text:p>
          </table:table-cell>
          <table:table-cell office:value-type="float" office:value="664223" table:style-name="ce38">
            <text:p>664.223</text:p>
          </table:table-cell>
          <table:table-cell office:value-type="percentage" office:value="0.60838538899778338" table:style-name="ce39">
            <text:p>60,8%</text:p>
          </table:table-cell>
          <table:table-cell office:value-type="float" office:value="220189" table:style-name="ce38">
            <text:p>220.189</text:p>
          </table:table-cell>
          <table:table-cell office:value-type="percentage" office:value="0.16722093327915974" table:style-name="ce39">
            <text:p>16,7%</text:p>
          </table:table-cell>
          <table:table-cell office:value-type="float" office:value="113672" table:style-name="ce38">
            <text:p>113.672</text:p>
          </table:table-cell>
          <table:table-cell office:value-type="percentage" office:value="0.10881326987360385" table:style-name="ce39">
            <text:p>10,9%</text:p>
          </table:table-cell>
          <table:table-cell office:value-type="float" office:value="88642" table:style-name="ce38">
            <text:p>88.642</text:p>
          </table:table-cell>
          <table:table-cell office:value-type="percentage" office:value="0.10566015245519617" table:style-name="ce39">
            <text:p>10,6%</text:p>
          </table:table-cell>
          <table:table-cell office:value-type="float" office:value="6230" table:style-name="ce38">
            <text:p>6.230</text:p>
          </table:table-cell>
          <table:table-cell office:value-type="percentage" office:value="9.494548635558684E-3" table:style-name="ce39">
            <text:p>0,9%</text:p>
          </table:table-cell>
          <table:table-cell office:value-type="float" office:value="2416784" table:style-name="ce38">
            <text:p>2.416.78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5187206261756809" table:style-name="ce39">
            <text:p>3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577" table:style-name="ce38">
            <text:p>289.577</text:p>
          </table:table-cell>
          <table:table-cell office:value-type="percentage" office:value="1" table:style-name="ce39">
            <text:p>100,0%</text:p>
          </table:table-cell>
          <table:table-cell office:value-type="float" office:value="417661" table:style-name="ce38">
            <text:p>417.661</text:p>
          </table:table-cell>
          <table:table-cell office:value-type="percentage" office:value="0.95386445957858867" table:style-name="ce39">
            <text:p>95,4%</text:p>
          </table:table-cell>
          <table:table-cell office:value-type="float" office:value="220123" table:style-name="ce38">
            <text:p>220.123</text:p>
          </table:table-cell>
          <table:table-cell office:value-type="percentage" office:value="0.37904664490088302" table:style-name="ce39">
            <text:p>37,9%</text:p>
          </table:table-cell>
          <table:table-cell office:value-type="float" office:value="441217" table:style-name="ce38">
            <text:p>441.217</text:p>
          </table:table-cell>
          <table:table-cell office:value-type="percentage" office:value="0.58646425656689716" table:style-name="ce39">
            <text:p>58,6%</text:p>
          </table:table-cell>
          <table:table-cell office:value-type="float" office:value="105820" table:style-name="ce38">
            <text:p>105.820</text:p>
          </table:table-cell>
          <table:table-cell office:value-type="percentage" office:value="0.12426196705449113" table:style-name="ce39">
            <text:p>12,4%</text:p>
          </table:table-cell>
          <table:table-cell office:value-type="float" office:value="48047" table:style-name="ce38">
            <text:p>48.047</text:p>
          </table:table-cell>
          <table:table-cell office:value-type="percentage" office:value="7.4059858899838002E-2" table:style-name="ce39">
            <text:p>7,4%</text:p>
          </table:table-cell>
          <table:table-cell office:value-type="float" office:value="30942" table:style-name="ce38">
            <text:p>30.942</text:p>
          </table:table-cell>
          <table:table-cell office:value-type="percentage" office:value="5.9950477209053603E-2" table:style-name="ce39">
            <text:p>6,0%</text:p>
          </table:table-cell>
          <table:table-cell office:value-type="float" office:value="1259" table:style-name="ce38">
            <text:p>1.259</text:p>
          </table:table-cell>
          <table:table-cell office:value-type="percentage" office:value="2.9656255962462103E-3" table:style-name="ce39">
            <text:p>0,3%</text:p>
          </table:table-cell>
          <table:table-cell office:value-type="float" office:value="1554646" table:style-name="ce38">
            <text:p>1.554.64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4636520017226402" table:style-name="ce39">
            <text:p>3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08" table:style-name="ce38">
            <text:p>76.608</text:p>
          </table:table-cell>
          <table:table-cell office:value-type="percentage" office:value="1" table:style-name="ce39">
            <text:p>100,0%</text:p>
          </table:table-cell>
          <table:table-cell office:value-type="float" office:value="90898" table:style-name="ce38">
            <text:p>90.898</text:p>
          </table:table-cell>
          <table:table-cell office:value-type="percentage" office:value="0.98935521790239023" table:style-name="ce39">
            <text:p>98,9%</text:p>
          </table:table-cell>
          <table:table-cell office:value-type="float" office:value="66196" table:style-name="ce38">
            <text:p>66.196</text:p>
          </table:table-cell>
          <table:table-cell office:value-type="percentage" office:value="0.52831272895600057" table:style-name="ce39">
            <text:p>52,8%</text:p>
          </table:table-cell>
          <table:table-cell office:value-type="float" office:value="118886" table:style-name="ce38">
            <text:p>118.886</text:p>
          </table:table-cell>
          <table:table-cell office:value-type="percentage" office:value="0.70256949697428139" table:style-name="ce39">
            <text:p>70,3%</text:p>
          </table:table-cell>
          <table:table-cell office:value-type="float" office:value="36230" table:style-name="ce38">
            <text:p>36.230</text:p>
          </table:table-cell>
          <table:table-cell office:value-type="percentage" office:value="0.22715588047199267" table:style-name="ce39">
            <text:p>22,7%</text:p>
          </table:table-cell>
          <table:table-cell office:value-type="float" office:value="15038" table:style-name="ce38">
            <text:p>15.038</text:p>
          </table:table-cell>
          <table:table-cell office:value-type="percentage" office:value="0.112661916855835" table:style-name="ce39">
            <text:p>11,3%</text:p>
          </table:table-cell>
          <table:table-cell office:value-type="float" office:value="7639" table:style-name="ce38">
            <text:p>7.639</text:p>
          </table:table-cell>
          <table:table-cell office:value-type="percentage" office:value="6.741087186727851E-2" table:style-name="ce39">
            <text:p>6,7%</text:p>
          </table:table-cell>
          <table:table-cell office:value-type="float" office:value="281" table:style-name="ce38">
            <text:p>281</text:p>
          </table:table-cell>
          <table:table-cell office:value-type="percentage" office:value="3.3156342182890856E-3" table:style-name="ce39">
            <text:p>0,3%</text:p>
          </table:table-cell>
          <table:table-cell office:value-type="float" office:value="411776" table:style-name="ce38">
            <text:p>411.77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3188590331610793" table:style-name="ce39">
            <text:p>4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786" table:style-name="ce38">
            <text:p>238.786</text:p>
          </table:table-cell>
          <table:table-cell office:value-type="percentage" office:value="1" table:style-name="ce39">
            <text:p>100,0%</text:p>
          </table:table-cell>
          <table:table-cell office:value-type="float" office:value="286189" table:style-name="ce38">
            <text:p>286.189</text:p>
          </table:table-cell>
          <table:table-cell office:value-type="percentage" office:value="0.98766919057709435" table:style-name="ce39">
            <text:p>98,8%</text:p>
          </table:table-cell>
          <table:table-cell office:value-type="float" office:value="159170" table:style-name="ce38">
            <text:p>159.170</text:p>
          </table:table-cell>
          <table:table-cell office:value-type="percentage" office:value="0.45879968984829661" table:style-name="ce39">
            <text:p>45,9%</text:p>
          </table:table-cell>
          <table:table-cell office:value-type="float" office:value="298802" table:style-name="ce38">
            <text:p>298.802</text:p>
          </table:table-cell>
          <table:table-cell office:value-type="percentage" office:value="0.73616678451497819" table:style-name="ce39">
            <text:p>73,6%</text:p>
          </table:table-cell>
          <table:table-cell office:value-type="float" office:value="64547" table:style-name="ce38">
            <text:p>64.547</text:p>
          </table:table-cell>
          <table:table-cell office:value-type="percentage" office:value="0.14563163749010088" table:style-name="ce39">
            <text:p>14,6%</text:p>
          </table:table-cell>
          <table:table-cell office:value-type="float" office:value="32931" table:style-name="ce38">
            <text:p>32.931</text:p>
          </table:table-cell>
          <table:table-cell office:value-type="percentage" office:value="0.10182493939543857" table:style-name="ce39">
            <text:p>10,2%</text:p>
          </table:table-cell>
          <table:table-cell office:value-type="float" office:value="16953" table:style-name="ce38">
            <text:p>16.953</text:p>
          </table:table-cell>
          <table:table-cell office:value-type="percentage" office:value="7.3395647261030122E-2" table:style-name="ce39">
            <text:p>7,3%</text:p>
          </table:table-cell>
          <table:table-cell office:value-type="float" office:value="266" table:style-name="ce38">
            <text:p>266</text:p>
          </table:table-cell>
          <table:table-cell office:value-type="percentage" office:value="1.4777203108767992E-3" table:style-name="ce39">
            <text:p>0,1%</text:p>
          </table:table-cell>
          <table:table-cell office:value-type="float" office:value="1097644" table:style-name="ce38">
            <text:p>1.097.64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4719712429878711" table:style-name="ce39">
            <text:p>4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10" table:style-name="ce38">
            <text:p>23.010</text:p>
          </table:table-cell>
          <table:table-cell office:value-type="percentage" office:value="1" table:style-name="ce39">
            <text:p>100,0%</text:p>
          </table:table-cell>
          <table:table-cell office:value-type="float" office:value="28247" table:style-name="ce38">
            <text:p>28.247</text:p>
          </table:table-cell>
          <table:table-cell office:value-type="percentage" office:value="1" table:style-name="ce39">
            <text:p>100,0%</text:p>
          </table:table-cell>
          <table:table-cell office:value-type="float" office:value="20234" table:style-name="ce38">
            <text:p>20.234</text:p>
          </table:table-cell>
          <table:table-cell office:value-type="percentage" office:value="0.53645474309348318" table:style-name="ce39">
            <text:p>53,6%</text:p>
          </table:table-cell>
          <table:table-cell office:value-type="float" office:value="30942" table:style-name="ce38">
            <text:p>30.942</text:p>
          </table:table-cell>
          <table:table-cell office:value-type="percentage" office:value="0.64916918429003023" table:style-name="ce39">
            <text:p>64,9%</text:p>
          </table:table-cell>
          <table:table-cell office:value-type="float" office:value="9298" table:style-name="ce38">
            <text:p>9.298</text:p>
          </table:table-cell>
          <table:table-cell office:value-type="percentage" office:value="0.17560957183598694" table:style-name="ce39">
            <text:p>17,6%</text:p>
          </table:table-cell>
          <table:table-cell office:value-type="float" office:value="4522" table:style-name="ce38">
            <text:p>4.522</text:p>
          </table:table-cell>
          <table:table-cell office:value-type="percentage" office:value="0.11500801139398255" table:style-name="ce39">
            <text:p>11,5%</text:p>
          </table:table-cell>
          <table:table-cell office:value-type="float" office:value="2974" table:style-name="ce38">
            <text:p>2.974</text:p>
          </table:table-cell>
          <table:table-cell office:value-type="percentage" office:value="9.7642655459977676E-2" table:style-name="ce39">
            <text:p>9,8%</text:p>
          </table:table-cell>
          <table:table-cell office:value-type="float" office:value="129" table:style-name="ce38">
            <text:p>129</text:p>
          </table:table-cell>
          <table:table-cell office:value-type="percentage" office:value="5.0524831583894717E-3" table:style-name="ce39">
            <text:p>0,5%</text:p>
          </table:table-cell>
          <table:table-cell office:value-type="float" office:value="119356" table:style-name="ce38">
            <text:p>119.35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203120047892383" table:style-name="ce39">
            <text:p>4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404" table:style-name="ce38">
            <text:p>366.404</text:p>
          </table:table-cell>
          <table:table-cell office:value-type="percentage" office:value="1" table:style-name="ce39">
            <text:p>100,0%</text:p>
          </table:table-cell>
          <table:table-cell office:value-type="float" office:value="498784" table:style-name="ce38">
            <text:p>498.784</text:p>
          </table:table-cell>
          <table:table-cell office:value-type="percentage" office:value="0.94811255300989772" table:style-name="ce39">
            <text:p>94,8%</text:p>
          </table:table-cell>
          <table:table-cell office:value-type="float" office:value="316412" table:style-name="ce38">
            <text:p>316.412</text:p>
          </table:table-cell>
          <table:table-cell office:value-type="percentage" office:value="0.44988149114986997" table:style-name="ce39">
            <text:p>45,0%</text:p>
          </table:table-cell>
          <table:table-cell office:value-type="float" office:value="646311" table:style-name="ce38">
            <text:p>646.311</text:p>
          </table:table-cell>
          <table:table-cell office:value-type="percentage" office:value="0.66439380622399857" table:style-name="ce39">
            <text:p>66,4%</text:p>
          </table:table-cell>
          <table:table-cell office:value-type="float" office:value="193993" table:style-name="ce38">
            <text:p>193.993</text:p>
          </table:table-cell>
          <table:table-cell office:value-type="percentage" office:value="0.16637892366105161" table:style-name="ce39">
            <text:p>16,6%</text:p>
          </table:table-cell>
          <table:table-cell office:value-type="float" office:value="108411" table:style-name="ce38">
            <text:p>108.411</text:p>
          </table:table-cell>
          <table:table-cell office:value-type="percentage" office:value="0.11416010277578872" table:style-name="ce39">
            <text:p>11,4%</text:p>
          </table:table-cell>
          <table:table-cell office:value-type="float" office:value="73212" table:style-name="ce38">
            <text:p>73.212</text:p>
          </table:table-cell>
          <table:table-cell office:value-type="percentage" office:value="9.8605340247146372E-2" table:style-name="ce39">
            <text:p>9,9%</text:p>
          </table:table-cell>
          <table:table-cell office:value-type="float" office:value="3162" table:style-name="ce38">
            <text:p>3.162</text:p>
          </table:table-cell>
          <table:table-cell office:value-type="percentage" office:value="5.7123036734339945E-3" table:style-name="ce39">
            <text:p>0,6%</text:p>
          </table:table-cell>
          <table:table-cell office:value-type="float" office:value="2206689" table:style-name="ce38">
            <text:p>2.206.68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6913888520404281" table:style-name="ce39">
            <text:p>3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922" table:style-name="ce38">
            <text:p>71.922</text:p>
          </table:table-cell>
          <table:table-cell office:value-type="percentage" office:value="1" table:style-name="ce39">
            <text:p>100,0%</text:p>
          </table:table-cell>
          <table:table-cell office:value-type="float" office:value="96843" table:style-name="ce38">
            <text:p>96.843</text:p>
          </table:table-cell>
          <table:table-cell office:value-type="percentage" office:value="0.9411461724603738" table:style-name="ce39">
            <text:p>94,1%</text:p>
          </table:table-cell>
          <table:table-cell office:value-type="float" office:value="51722" table:style-name="ce38">
            <text:p>51.722</text:p>
          </table:table-cell>
          <table:table-cell office:value-type="percentage" office:value="0.35206828717096977" table:style-name="ce39">
            <text:p>35,2%</text:p>
          </table:table-cell>
          <table:table-cell office:value-type="float" office:value="143770" table:style-name="ce38">
            <text:p>143.770</text:p>
          </table:table-cell>
          <table:table-cell office:value-type="percentage" office:value="0.67416626026934767" table:style-name="ce39">
            <text:p>67,4%</text:p>
          </table:table-cell>
          <table:table-cell office:value-type="float" office:value="55658" table:style-name="ce38">
            <text:p>55.658</text:p>
          </table:table-cell>
          <table:table-cell office:value-type="percentage" office:value="0.2189906239056961" table:style-name="ce39">
            <text:p>21,9%</text:p>
          </table:table-cell>
          <table:table-cell office:value-type="float" office:value="21245" table:style-name="ce38">
            <text:p>21.245</text:p>
          </table:table-cell>
          <table:table-cell office:value-type="percentage" office:value="0.10164925862308197" table:style-name="ce39">
            <text:p>10,2%</text:p>
          </table:table-cell>
          <table:table-cell office:value-type="float" office:value="15588" table:style-name="ce38">
            <text:p>15.588</text:p>
          </table:table-cell>
          <table:table-cell office:value-type="percentage" office:value="9.0497422321304172E-2" table:style-name="ce39">
            <text:p>9,0%</text:p>
          </table:table-cell>
          <table:table-cell office:value-type="float" office:value="731" table:style-name="ce38">
            <text:p>731</text:p>
          </table:table-cell>
          <table:table-cell office:value-type="percentage" office:value="5.1517329837766218E-3" table:style-name="ce39">
            <text:p>0,5%</text:p>
          </table:table-cell>
          <table:table-cell office:value-type="float" office:value="457479" table:style-name="ce38">
            <text:p>457.47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4918409296127045" table:style-name="ce39">
            <text:p>3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30" table:style-name="ce38">
            <text:p>41.830</text:p>
          </table:table-cell>
          <table:table-cell office:value-type="percentage" office:value="1" table:style-name="ce39">
            <text:p>100,0%</text:p>
          </table:table-cell>
          <table:table-cell office:value-type="float" office:value="55228" table:style-name="ce38">
            <text:p>55.228</text:p>
          </table:table-cell>
          <table:table-cell office:value-type="percentage" office:value="0.98989102380269578" table:style-name="ce39">
            <text:p>99,0%</text:p>
          </table:table-cell>
          <table:table-cell office:value-type="float" office:value="22548" table:style-name="ce38">
            <text:p>22.548</text:p>
          </table:table-cell>
          <table:table-cell office:value-type="percentage" office:value="0.30534640593683982" table:style-name="ce39">
            <text:p>30,5%</text:p>
          </table:table-cell>
          <table:table-cell office:value-type="float" office:value="75297" table:style-name="ce38">
            <text:p>75.297</text:p>
          </table:table-cell>
          <table:table-cell office:value-type="percentage" office:value="0.77871429457877428" table:style-name="ce39">
            <text:p>77,9%</text:p>
          </table:table-cell>
          <table:table-cell office:value-type="float" office:value="24885" table:style-name="ce38">
            <text:p>24.885</text:p>
          </table:table-cell>
          <table:table-cell office:value-type="percentage" office:value="0.23041239977037462" table:style-name="ce39">
            <text:p>23,0%</text:p>
          </table:table-cell>
          <table:table-cell office:value-type="float" office:value="9685" table:style-name="ce38">
            <text:p>9.685</text:p>
          </table:table-cell>
          <table:table-cell office:value-type="percentage" office:value="0.11906664535719994" table:style-name="ce39">
            <text:p>11,9%</text:p>
          </table:table-cell>
          <table:table-cell office:value-type="float" office:value="7137" table:style-name="ce38">
            <text:p>7.137</text:p>
          </table:table-cell>
          <table:table-cell office:value-type="percentage" office:value="0.10476022722268705" table:style-name="ce39">
            <text:p>10,5%</text:p>
          </table:table-cell>
          <table:table-cell office:value-type="float" office:value="277" table:style-name="ce38">
            <text:p>277</text:p>
          </table:table-cell>
          <table:table-cell office:value-type="percentage" office:value="4.9123927076682979E-3" table:style-name="ce39">
            <text:p>0,5%</text:p>
          </table:table-cell>
          <table:table-cell office:value-type="float" office:value="236887" table:style-name="ce38">
            <text:p>236.88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0747461959494558" table:style-name="ce39">
            <text:p>40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006" table:style-name="ce38">
            <text:p>159.006</text:p>
          </table:table-cell>
          <table:table-cell office:value-type="percentage" office:value="1.0066856600189933" table:style-name="ce39">
            <text:p>100,7%</text:p>
          </table:table-cell>
          <table:table-cell office:value-type="float" office:value="207795" table:style-name="ce38">
            <text:p>207.795</text:p>
          </table:table-cell>
          <table:table-cell office:value-type="percentage" office:value="0.97519253241724979" table:style-name="ce39">
            <text:p>97,5%</text:p>
          </table:table-cell>
          <table:table-cell office:value-type="float" office:value="105716" table:style-name="ce38">
            <text:p>105.716</text:p>
          </table:table-cell>
          <table:table-cell office:value-type="percentage" office:value="0.37739674923871641" table:style-name="ce39">
            <text:p>37,7%</text:p>
          </table:table-cell>
          <table:table-cell office:value-type="float" office:value="229851" table:style-name="ce38">
            <text:p>229.851</text:p>
          </table:table-cell>
          <table:table-cell office:value-type="percentage" office:value="0.67607808763534005" table:style-name="ce39">
            <text:p>67,6%</text:p>
          </table:table-cell>
          <table:table-cell office:value-type="float" office:value="63674" table:style-name="ce38">
            <text:p>63.674</text:p>
          </table:table-cell>
          <table:table-cell office:value-type="percentage" office:value="0.17583042694258738" table:style-name="ce39">
            <text:p>17,6%</text:p>
          </table:table-cell>
          <table:table-cell office:value-type="float" office:value="31052" table:style-name="ce38">
            <text:p>31.052</text:p>
          </table:table-cell>
          <table:table-cell office:value-type="percentage" office:value="0.11918186249486649" table:style-name="ce39">
            <text:p>11,9%</text:p>
          </table:table-cell>
          <table:table-cell office:value-type="float" office:value="22885" table:style-name="ce38">
            <text:p>22.885</text:p>
          </table:table-cell>
          <table:table-cell office:value-type="percentage" office:value="0.11355404050929371" table:style-name="ce39">
            <text:p>11,4%</text:p>
          </table:table-cell>
          <table:table-cell office:value-type="float" office:value="926" table:style-name="ce38">
            <text:p>926</text:p>
          </table:table-cell>
          <table:table-cell office:value-type="percentage" office:value="5.4920939942825287E-3" table:style-name="ce39">
            <text:p>0,5%</text:p>
          </table:table-cell>
          <table:table-cell office:value-type="float" office:value="820905" table:style-name="ce38">
            <text:p>820.90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1377448848076787" table:style-name="ce39">
            <text:p>41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708" table:style-name="ce38">
            <text:p>3.708</text:p>
          </table:table-cell>
          <table:table-cell office:value-type="percentage" office:value="0.85873089393237612" table:style-name="ce39">
            <text:p>85,9%</text:p>
          </table:table-cell>
          <table:table-cell office:value-type="float" office:value="3299" table:style-name="ce38">
            <text:p>3.299</text:p>
          </table:table-cell>
          <table:table-cell office:value-type="percentage" office:value="0.41988036146111746" table:style-name="ce39">
            <text:p>42,0%</text:p>
          </table:table-cell>
          <table:table-cell office:value-type="float" office:value="8932" table:style-name="ce38">
            <text:p>8.932</text:p>
          </table:table-cell>
          <table:table-cell office:value-type="percentage" office:value="0.77293181031498792" table:style-name="ce39">
            <text:p>77,3%</text:p>
          </table:table-cell>
          <table:table-cell office:value-type="float" office:value="6981" table:style-name="ce38">
            <text:p>6.981</text:p>
          </table:table-cell>
          <table:table-cell office:value-type="percentage" office:value="0.55220692928334125" table:style-name="ce39">
            <text:p>55,2%</text:p>
          </table:table-cell>
          <table:table-cell office:value-type="float" office:value="1690" table:style-name="ce38">
            <text:p>1.690</text:p>
          </table:table-cell>
          <table:table-cell office:value-type="percentage" office:value="0.14208844795695308" table:style-name="ce39">
            <text:p>14,2%</text:p>
          </table:table-cell>
          <table:table-cell office:value-type="float" office:value="1078" table:style-name="ce38">
            <text:p>1.078</text:p>
          </table:table-cell>
          <table:table-cell office:value-type="percentage" office:value="9.8294884653961884E-2" table:style-name="ce39">
            <text:p>9,8%</text:p>
          </table:table-cell>
          <table:table-cell office:value-type="float" office:value="97" table:style-name="ce38">
            <text:p>97</text:p>
          </table:table-cell>
          <table:table-cell office:value-type="percentage" office:value="1.0628972167433706E-2" table:style-name="ce39">
            <text:p>1,1%</text:p>
          </table:table-cell>
          <table:table-cell office:value-type="float" office:value="28100" table:style-name="ce38">
            <text:p>28.10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39596984428943843" table:style-name="ce39">
            <text:p>39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73" table:style-name="ce38">
            <text:p>1.873</text:p>
          </table:table-cell>
          <table:table-cell office:value-type="percentage" office:value="0.79736057896977441" table:style-name="ce39">
            <text:p>79,7%</text:p>
          </table:table-cell>
          <table:table-cell office:value-type="float" office:value="3044" table:style-name="ce38">
            <text:p>3.044</text:p>
          </table:table-cell>
          <table:table-cell office:value-type="percentage" office:value="0.81216648879402353" table:style-name="ce39">
            <text:p>81,2%</text:p>
          </table:table-cell>
          <table:table-cell office:value-type="float" office:value="3883" table:style-name="ce38">
            <text:p>3.883</text:p>
          </table:table-cell>
          <table:table-cell office:value-type="percentage" office:value="0.49610323240066434" table:style-name="ce39">
            <text:p>49,6%</text:p>
          </table:table-cell>
          <table:table-cell office:value-type="float" office:value="8289" table:style-name="ce38">
            <text:p>8.289</text:p>
          </table:table-cell>
          <table:table-cell office:value-type="percentage" office:value="0.73360474378263563" table:style-name="ce39">
            <text:p>73,4%</text:p>
          </table:table-cell>
          <table:table-cell office:value-type="float" office:value="7849" table:style-name="ce38">
            <text:p>7.849</text:p>
          </table:table-cell>
          <table:table-cell office:value-type="percentage" office:value="0.65397433761039825" table:style-name="ce39">
            <text:p>65,4%</text:p>
          </table:table-cell>
          <table:table-cell office:value-type="float" office:value="1986" table:style-name="ce38">
            <text:p>1.986</text:p>
          </table:table-cell>
          <table:table-cell office:value-type="percentage" office:value="0.16368581554438308" table:style-name="ce39">
            <text:p>16,4%</text:p>
          </table:table-cell>
          <table:table-cell office:value-type="float" office:value="830" table:style-name="ce38">
            <text:p>830</text:p>
          </table:table-cell>
          <table:table-cell office:value-type="percentage" office:value="6.9195498124218421E-2" table:style-name="ce39">
            <text:p>6,9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7776" table:style-name="ce38">
            <text:p>27.77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39161391289635822" table:style-name="ce39">
            <text:p>39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-</text:p>
          </table:table-cell>
          <table:table-cell office:value-type="float" office:value="1897" table:style-name="ce38">
            <text:p>1.897</text:p>
          </table:table-cell>
          <table:table-cell office:value-type="string" table:style-name="ce39">
            <text:p>-</text:p>
          </table:table-cell>
          <table:table-cell office:value-type="float" office:value="6100" table:style-name="ce38">
            <text:p>6.100</text:p>
          </table:table-cell>
          <table:table-cell office:value-type="string" table:style-name="ce39">
            <text:p>-</text:p>
          </table:table-cell>
          <table:table-cell office:value-type="float" office:value="13095" table:style-name="ce38">
            <text:p>13.095</text:p>
          </table:table-cell>
          <table:table-cell office:value-type="string" table:style-name="ce39">
            <text:p>-</text:p>
          </table:table-cell>
          <table:table-cell office:value-type="float" office:value="16935" table:style-name="ce38">
            <text:p>16.935</text:p>
          </table:table-cell>
          <table:table-cell office:value-type="string" table:style-name="ce39">
            <text:p>-</text:p>
          </table:table-cell>
          <table:table-cell office:value-type="float" office:value="10166" table:style-name="ce38">
            <text:p>10.166</text:p>
          </table:table-cell>
          <table:table-cell office:value-type="string" table:style-name="ce39">
            <text:p>-</text:p>
          </table:table-cell>
          <table:table-cell office:value-type="float" office:value="151" table:style-name="ce38">
            <text:p>151</text:p>
          </table:table-cell>
          <table:table-cell office:value-type="string" table:style-name="ce39">
            <text:p>-</text:p>
          </table:table-cell>
          <table:table-cell office:value-type="float" office:value="48369" table:style-name="ce38">
            <text:p>48.36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7657" table:style-name="ce43">
            <text:p>2.867.657</text:p>
          </table:table-cell>
          <table:table-cell office:value-type="percentage" office:value="1" table:style-name="ce44">
            <text:p>100,0%</text:p>
          </table:table-cell>
          <table:table-cell office:value-type="float" office:value="3821619" table:style-name="ce43">
            <text:p>3.821.619</text:p>
          </table:table-cell>
          <table:table-cell office:value-type="percentage" office:value="0.96504433661738698" table:style-name="ce44">
            <text:p>96,5%</text:p>
          </table:table-cell>
          <table:table-cell office:value-type="float" office:value="2003377" table:style-name="ce43">
            <text:p>2.003.377</text:p>
          </table:table-cell>
          <table:table-cell office:value-type="percentage" office:value="0.37537610179228503" table:style-name="ce44">
            <text:p>37,5%</text:p>
          </table:table-cell>
          <table:table-cell office:value-type="float" office:value="4615037" table:style-name="ce43">
            <text:p>4.615.037</text:p>
          </table:table-cell>
          <table:table-cell office:value-type="percentage" office:value="0.65616894814472737" table:style-name="ce44">
            <text:p>65,6%</text:p>
          </table:table-cell>
          <table:table-cell office:value-type="float" office:value="1415964" table:style-name="ce43">
            <text:p>1.415.964</text:p>
          </table:table-cell>
          <table:table-cell office:value-type="percentage" office:value="0.17942361738613438" table:style-name="ce44">
            <text:p>17,9%</text:p>
          </table:table-cell>
          <table:table-cell office:value-type="float" office:value="688174" table:style-name="ce43">
            <text:p>688.174</text:p>
          </table:table-cell>
          <table:table-cell office:value-type="percentage" office:value="0.11045417126307881" table:style-name="ce44">
            <text:p>11,0%</text:p>
          </table:table-cell>
          <table:table-cell office:value-type="float" office:value="461325" table:style-name="ce43">
            <text:p>461.325</text:p>
          </table:table-cell>
          <table:table-cell office:value-type="percentage" office:value="9.3297995405125553E-2" table:style-name="ce44">
            <text:p>9,3%</text:p>
          </table:table-cell>
          <table:table-cell office:value-type="float" office:value="21647" table:style-name="ce43">
            <text:p>21.647</text:p>
          </table:table-cell>
          <table:table-cell office:value-type="percentage" office:value="5.5666618492724793E-3" table:style-name="ce44">
            <text:p>0,6%</text:p>
          </table:table-cell>
          <table:table-cell office:value-type="float" office:value="15894800" table:style-name="ce43">
            <text:p>15.894.800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37737097068323666" table:style-name="ce44">
            <text:p>37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6-25T15:00:13Z</meta:creation-date>
    <dc:date>2021-06-25T15:08:06Z</dc:date>
  </office:meta>
</office:document-meta>
</file>